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Standard" style:list-style-name="">
      <style:paragraph-properties style:writing-mode="lr-tb"/>
    </style:style>
    <style:style style:name="P2" style:family="paragraph" style:parent-style-name="Основной_20_текст_20__28_3_29_" style:list-style-name="">
      <style:paragraph-properties fo:margin-top="0cm" fo:margin-bottom="0.355cm" fo:line-height="0.423cm" fo:text-align="start" style:justify-single-word="false" style:writing-mode="lr-tb"/>
    </style:style>
    <style:style style:name="P3" style:family="paragraph" style:parent-style-name="Основной_20_текст_20__28_3_29_" style:list-style-name="">
      <style:paragraph-properties fo:margin-left="0cm" fo:margin-right="0.071cm" fo:margin-top="0cm" fo:margin-bottom="0cm" fo:line-height="0.423cm" fo:text-indent="0cm" style:auto-text-indent="false" style:writing-mode="lr-tb"/>
    </style:style>
    <style:style style:name="P4" style:family="paragraph" style:parent-style-name="Основной_20_текст_20__28_3_29_" style:list-style-name="">
      <style:paragraph-properties fo:margin-left="0cm" fo:margin-right="0.035cm" fo:margin-top="0cm" fo:margin-bottom="0.508cm" fo:line-height="0.423cm" fo:text-align="start" style:justify-single-word="false" fo:text-indent="0cm" style:auto-text-indent="false" style:writing-mode="lr-tb"/>
    </style:style>
    <style:style style:name="P5" style:family="paragraph" style:parent-style-name="Основной_20_текст_20__28_3_29_" style:list-style-name="">
      <style:paragraph-properties fo:margin-left="0cm" fo:margin-right="0.035cm" fo:margin-top="0cm" fo:margin-bottom="0.508cm" fo:line-height="0.423cm" fo:text-indent="0cm" style:auto-text-indent="false" style:writing-mode="lr-tb"/>
    </style:style>
    <style:style style:name="P6" style:family="paragraph" style:parent-style-name="footer" style:list-style-name="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Arial Unicode MS" fo:font-size="12pt" fo:language="ru" fo:country="RU" style:font-name-asian="Arial Unicode MS" style:font-size-asian="12pt" style:language-asian="ru" style:country-asian="RU" style:font-name-complex="Arial Unicode MS"/>
    </style:style>
    <style:style style:name="P7" style:family="paragraph" style:parent-style-name="footer" style:list-style-name="">
      <style:paragraph-properties fo:margin-left="0cm" fo:margin-right="0cm" fo:text-align="end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Arial Unicode MS" fo:font-size="9pt" fo:language="ru" fo:country="RU" style:font-name-asian="Arial Unicode MS" style:font-size-asian="9pt" style:language-asian="ru" style:country-asian="RU" style:font-name-complex="Arial Unicode MS" style:font-size-complex="9pt"/>
    </style:style>
    <style:style style:name="P8" style:family="paragraph" style:parent-style-name="footer" style:list-style-name="">
      <style:paragraph-properties style:writing-mode="lr-tb"/>
    </style:style>
    <style:style style:name="P9" style:family="paragraph" style:parent-style-name="footer" style:list-style-name="">
      <style:paragraph-properties fo:text-align="end" style:justify-single-word="false" style:writing-mode="lr-tb"/>
      <style:text-properties fo:font-size="9pt" style:font-size-asian="9pt" style:font-size-complex="9pt"/>
    </style:style>
    <style:style style:name="P10" style:family="paragraph" style:parent-style-name="Заголовок_20__2116_1" style:master-page-name="Standard">
      <style:paragraph-properties fo:margin-left="0.212cm" fo:margin-right="0cm" fo:margin-top="0cm" fo:margin-bottom="1.372cm" fo:line-height="0.423cm" fo:keep-together="always" fo:text-indent="0cm" style:auto-text-indent="false" style:page-number="auto" fo:keep-with-next="always" style:writing-mode="lr-tb"/>
    </style:style>
    <style:style style:name="P11" style:family="paragraph" style:parent-style-name="Заголовок_20__2116_1">
      <style:paragraph-properties fo:margin-left="0.212cm" fo:margin-right="0cm" fo:margin-top="0cm" fo:margin-bottom="1.372cm" fo:line-height="0.423cm" fo:text-indent="0cm" style:auto-text-indent="false" style:writing-mode="lr-tb"/>
    </style:style>
    <style:style style:name="P12" style:family="paragraph" style:parent-style-name="Заголовок_20__2116_1">
      <style:paragraph-properties fo:margin-left="0.212cm" fo:margin-right="0cm" fo:margin-top="0cm" fo:margin-bottom="0.453cm" fo:line-height="0.423cm" fo:keep-together="always" fo:text-indent="0cm" style:auto-text-indent="false" fo:keep-with-next="always" style:writing-mode="lr-tb"/>
    </style:style>
    <style:style style:name="P13" style:family="paragraph" style:parent-style-name="Заголовок_20__2116_1">
      <style:paragraph-properties fo:margin-left="7.479cm" fo:margin-right="0cm" fo:margin-top="0cm" fo:margin-bottom="0.469cm" fo:line-height="0.423cm" fo:text-align="start" style:justify-single-word="false" fo:keep-together="always" fo:text-indent="0cm" style:auto-text-indent="false" fo:keep-with-next="always" style:writing-mode="lr-tb"/>
    </style:style>
    <style:style style:name="P14" style:family="paragraph" style:parent-style-name="Заголовок_20__2116_1">
      <style:paragraph-properties fo:margin-top="0cm" fo:margin-bottom="0.363cm" fo:line-height="0.423cm" fo:keep-together="always" fo:keep-with-next="always" style:writing-mode="lr-tb"/>
    </style:style>
    <style:style style:name="P15" style:family="paragraph" style:parent-style-name="Заголовок_20__2116_1">
      <style:paragraph-properties fo:margin-top="0cm" fo:margin-bottom="0.355cm" fo:line-height="0.423cm" fo:keep-together="always" fo:keep-with-next="always" style:writing-mode="lr-tb"/>
    </style:style>
    <style:style style:name="P16" style:family="paragraph" style:parent-style-name="Заголовок_20__2116_1" style:list-style-name="RTF_5f_Num_20_7">
      <style:paragraph-properties fo:margin-left="7.161cm" fo:margin-right="0cm" fo:margin-top="0cm" fo:margin-bottom="0.363cm" fo:line-height="0.423cm" fo:text-align="justify" style:justify-single-word="false" fo:keep-together="always" fo:text-indent="0cm" style:auto-text-indent="false" fo:keep-with-next="always" style:writing-mode="lr-tb">
        <style:tab-stops>
          <style:tab-stop style:position="0cm"/>
          <style:tab-stop style:position="0.526cm"/>
        </style:tab-stops>
      </style:paragraph-properties>
    </style:style>
    <style:style style:name="P17" style:family="paragraph" style:parent-style-name="Заголовок_20__2116_1" style:list-style-name="RTF_5f_Num_20_7">
      <style:paragraph-properties fo:margin-left="4.022cm" fo:margin-right="0cm" fo:margin-top="0cm" fo:margin-bottom="0.379cm" fo:line-height="0.423cm" fo:text-align="justify" style:justify-single-word="false" fo:keep-together="always" fo:text-indent="0cm" style:auto-text-indent="false" fo:keep-with-next="always" style:writing-mode="lr-tb">
        <style:tab-stops>
          <style:tab-stop style:position="0cm"/>
          <style:tab-stop style:position="0.526cm"/>
        </style:tab-stops>
      </style:paragraph-properties>
    </style:style>
    <style:style style:name="P18" style:family="paragraph" style:parent-style-name="Заголовок_20__2116_1" style:list-style-name="RTF_5f_Num_20_7">
      <style:paragraph-properties fo:margin-left="5.962cm" fo:margin-right="0cm" fo:margin-top="0cm" fo:margin-bottom="0.355cm" fo:line-height="0.423cm" fo:text-align="justify" style:justify-single-word="false" fo:keep-together="always" fo:text-indent="0cm" style:auto-text-indent="false" fo:keep-with-next="always" style:writing-mode="lr-tb">
        <style:tab-stops>
          <style:tab-stop style:position="0cm"/>
          <style:tab-stop style:position="0.526cm"/>
        </style:tab-stops>
      </style:paragraph-properties>
    </style:style>
    <style:style style:name="P19" style:family="paragraph" style:parent-style-name="No_20_Spacing" style:list-style-name="">
      <style:paragraph-properties style:writing-mode="lr-tb"/>
    </style:style>
    <style:style style:name="P20" style:family="paragraph" style:parent-style-name="No_20_Spacing" style:list-style-name="">
      <style:paragraph-properties fo:line-height="150%" style:writing-mode="lr-tb">
        <style:tab-stops>
          <style:tab-stop style:position="13.753cm"/>
        </style:tab-stops>
      </style:paragraph-properties>
      <style:text-properties style:font-name="Times New Roman" fo:font-size="9pt" style:font-name-asian="Times New Roman" style:font-size-asian="9pt"/>
    </style:style>
    <style:style style:name="P21" style:family="paragraph" style:parent-style-name="No_20_Spacing" style:list-style-name="">
      <style:paragraph-properties fo:line-height="150%" style:writing-mode="lr-tb">
        <style:tab-stops>
          <style:tab-stop style:position="11.001cm"/>
        </style:tab-stops>
      </style:paragraph-properties>
      <style:text-properties style:font-name="Times New Roman" fo:font-size="9pt" style:font-name-asian="Times New Roman" style:font-size-asian="9pt"/>
    </style:style>
    <style:style style:name="P22" style:family="paragraph" style:parent-style-name="Основной_20_текст_20__28_2_29_" style:list-style-name="RTF_5f_Num_20_2">
      <style:paragraph-properties fo:margin-left="0cm" fo:margin-right="0.318cm" fo:margin-top="0cm" fo:margin-bottom="0.411cm" fo:line-height="0.483cm" fo:text-indent="0cm" style:auto-text-indent="false" style:writing-mode="lr-tb">
        <style:tab-stops>
          <style:tab-stop style:position="0cm"/>
          <style:tab-stop style:position="0.84cm"/>
        </style:tab-stops>
      </style:paragraph-properties>
    </style:style>
    <style:style style:name="P23" style:family="paragraph" style:parent-style-name="Основной_20_текст_20__28_2_29_" style:list-style-name="RTF_5f_Num_20_2">
      <style:paragraph-properties fo:margin-left="0cm" fo:margin-right="0.318cm" fo:margin-top="0cm" fo:margin-bottom="0.43cm" fo:line-height="0.499cm" fo:text-indent="0cm" style:auto-text-indent="false" style:writing-mode="lr-tb">
        <style:tab-stops>
          <style:tab-stop style:position="0cm"/>
          <style:tab-stop style:position="0.824cm"/>
        </style:tab-stops>
      </style:paragraph-properties>
    </style:style>
    <style:style style:name="P24" style:family="paragraph" style:parent-style-name="Основной_20_текст_20__28_2_29_" style:list-style-name="">
      <style:paragraph-properties fo:margin-left="0cm" fo:margin-right="0.318cm" fo:margin-top="0cm" fo:margin-bottom="0cm" fo:line-height="0.49cm" fo:text-indent="0cm" style:auto-text-indent="false" style:writing-mode="lr-tb"/>
    </style:style>
    <style:style style:name="P25" style:family="paragraph" style:parent-style-name="Основной_20_текст_20__28_2_29_" style:list-style-name="">
      <style:paragraph-properties fo:margin-left="0cm" fo:margin-right="0.318cm" fo:margin-top="0cm" fo:margin-bottom="0cm" fo:line-height="0.483cm" fo:text-indent="0cm" style:auto-text-indent="false" style:writing-mode="lr-tb"/>
    </style:style>
    <style:style style:name="P26" style:family="paragraph" style:parent-style-name="Основной_20_текст_20__28_2_29_" style:list-style-name="">
      <style:paragraph-properties fo:margin-left="0cm" fo:margin-right="0.318cm" fo:margin-top="0cm" fo:margin-bottom="0.478cm" fo:line-height="0.49cm" fo:text-indent="0cm" style:auto-text-indent="false" style:writing-mode="lr-tb"/>
    </style:style>
    <style:style style:name="P27" style:family="paragraph" style:parent-style-name="Основной_20_текст_20__28_2_29_" style:list-style-name="">
      <style:paragraph-properties fo:margin-left="0cm" fo:margin-right="0.318cm" fo:margin-top="0cm" fo:margin-bottom="0.478cm" fo:line-height="0.49cm" fo:text-indent="0cm" style:auto-text-indent="false" style:text-autospace="ideograph-alpha" style:vertical-align="auto" style:writing-mode="lr-tb"/>
    </style:style>
    <style:style style:name="P28" style:family="paragraph" style:parent-style-name="Основной_20_текст_20__28_2_29_" style:list-style-name="">
      <style:paragraph-properties fo:margin-left="0cm" fo:margin-right="0.318cm" fo:margin-top="0cm" fo:margin-bottom="0.423cm" fo:line-height="0.483cm" fo:text-indent="0cm" style:auto-text-indent="false" style:writing-mode="lr-tb"/>
    </style:style>
    <style:style style:name="P29" style:family="paragraph" style:parent-style-name="Основной_20_текст_20__28_2_29_" style:list-style-name="RTF_5f_Num_20_3">
      <style:paragraph-properties fo:margin-top="0cm" fo:margin-bottom="0cm" fo:line-height="0.49cm" style:writing-mode="lr-tb">
        <style:tab-stops>
          <style:tab-stop style:position="0cm"/>
          <style:tab-stop style:position="0.824cm"/>
        </style:tab-stops>
      </style:paragraph-properties>
    </style:style>
    <style:style style:name="P30" style:family="paragraph" style:parent-style-name="Основной_20_текст_20__28_2_29_" style:list-style-name="RTF_5f_Num_20_4">
      <style:paragraph-properties fo:margin-top="0cm" fo:margin-bottom="0cm" fo:line-height="0.49cm" style:writing-mode="lr-tb">
        <style:tab-stops>
          <style:tab-stop style:position="0cm"/>
          <style:tab-stop style:position="0.848cm"/>
        </style:tab-stops>
      </style:paragraph-properties>
    </style:style>
    <style:style style:name="P31" style:family="paragraph" style:parent-style-name="Основной_20_текст_20__28_2_29_" style:list-style-name="RTF_5f_Num_20_3">
      <style:paragraph-properties fo:margin-top="0cm" fo:margin-bottom="0cm" fo:line-height="0.423cm" style:writing-mode="lr-tb">
        <style:tab-stops>
          <style:tab-stop style:position="0cm"/>
          <style:tab-stop style:position="0.824cm"/>
        </style:tab-stops>
      </style:paragraph-properties>
    </style:style>
    <style:style style:name="P32" style:family="paragraph" style:parent-style-name="Основной_20_текст_20__28_2_29_" style:list-style-name="RTF_5f_Num_20_3">
      <style:paragraph-properties fo:margin-top="0cm" fo:margin-bottom="0cm" fo:line-height="0.483cm" style:writing-mode="lr-tb">
        <style:tab-stops>
          <style:tab-stop style:position="0cm"/>
          <style:tab-stop style:position="0.833cm"/>
        </style:tab-stops>
      </style:paragraph-properties>
    </style:style>
    <style:style style:name="P33" style:family="paragraph" style:parent-style-name="Основной_20_текст_20__28_2_29_" style:list-style-name="">
      <style:paragraph-properties fo:margin-top="0cm" fo:margin-bottom="0cm" fo:line-height="0.483cm" style:writing-mode="lr-tb"/>
    </style:style>
    <style:style style:name="P34" style:family="paragraph" style:parent-style-name="Основной_20_текст_20__28_2_29_" style:list-style-name="RTF_5f_Num_20_4">
      <style:paragraph-properties fo:margin-top="0cm" fo:margin-bottom="0cm" fo:line-height="0.483cm" style:writing-mode="lr-tb">
        <style:tab-stops>
          <style:tab-stop style:position="0cm"/>
          <style:tab-stop style:position="0.84cm"/>
        </style:tab-stops>
      </style:paragraph-properties>
    </style:style>
    <style:style style:name="P35" style:family="paragraph" style:parent-style-name="Основной_20_текст_20__28_2_29_" style:list-style-name="RTF_5f_Num_20_6">
      <style:paragraph-properties fo:margin-top="0cm" fo:margin-bottom="0cm" fo:line-height="0.483cm" style:writing-mode="lr-tb">
        <style:tab-stops>
          <style:tab-stop style:position="0cm"/>
          <style:tab-stop style:position="0.84cm"/>
        </style:tab-stops>
      </style:paragraph-properties>
    </style:style>
    <style:style style:name="P36" style:family="paragraph" style:parent-style-name="Основной_20_текст_20__28_2_29_" style:list-style-name="RTF_5f_Num_20_7">
      <style:paragraph-properties fo:margin-top="0cm" fo:margin-bottom="0cm" fo:line-height="0.483cm" style:writing-mode="lr-tb">
        <style:tab-stops>
          <style:tab-stop style:position="0cm"/>
          <style:tab-stop style:position="0.84cm"/>
        </style:tab-stops>
      </style:paragraph-properties>
    </style:style>
    <style:style style:name="P37" style:family="paragraph" style:parent-style-name="Основной_20_текст_20__28_2_29_" style:list-style-name="RTF_5f_Num_20_5">
      <style:paragraph-properties fo:margin-top="0cm" fo:margin-bottom="0cm" fo:line-height="0.483cm" style:writing-mode="lr-tb">
        <style:tab-stops>
          <style:tab-stop style:position="0cm"/>
          <style:tab-stop style:position="0.848cm"/>
        </style:tab-stops>
      </style:paragraph-properties>
    </style:style>
    <style:style style:name="P38" style:family="paragraph" style:parent-style-name="Основной_20_текст_20__28_2_29_" style:list-style-name="">
      <style:paragraph-properties fo:margin-top="0cm" fo:margin-bottom="0.423cm" fo:line-height="0.483cm" style:writing-mode="lr-tb"/>
    </style:style>
    <style:style style:name="P39" style:family="paragraph" style:parent-style-name="Основной_20_текст_20__28_2_29_" style:list-style-name="RTF_5f_Num_20_5">
      <style:paragraph-properties fo:margin-top="0cm" fo:margin-bottom="0.423cm" fo:line-height="0.483cm" style:writing-mode="lr-tb">
        <style:tab-stops>
          <style:tab-stop style:position="0cm"/>
          <style:tab-stop style:position="0.84cm"/>
        </style:tab-stops>
      </style:paragraph-properties>
    </style:style>
    <style:style style:name="P40" style:family="paragraph" style:parent-style-name="Основной_20_текст_20__28_2_29_" style:list-style-name="RTF_5f_Num_20_7">
      <style:paragraph-properties fo:margin-top="0cm" fo:margin-bottom="0.423cm" fo:line-height="0.483cm" style:writing-mode="lr-tb">
        <style:tab-stops>
          <style:tab-stop style:position="0cm"/>
          <style:tab-stop style:position="0.84cm"/>
        </style:tab-stops>
      </style:paragraph-properties>
    </style:style>
    <style:style style:name="P41" style:family="paragraph" style:parent-style-name="Основной_20_текст_20__28_2_29_" style:list-style-name="RTF_5f_Num_20_5">
      <style:paragraph-properties fo:margin-top="0cm" fo:margin-bottom="0.423cm" fo:line-height="0.483cm" style:writing-mode="lr-tb">
        <style:tab-stops>
          <style:tab-stop style:position="0cm"/>
          <style:tab-stop style:position="0.848cm"/>
        </style:tab-stops>
      </style:paragraph-properties>
    </style:style>
    <style:style style:name="P42" style:family="paragraph" style:parent-style-name="Основной_20_текст_20__28_2_29_" style:list-style-name="RTF_5f_Num_20_7">
      <style:paragraph-properties fo:margin-top="0cm" fo:margin-bottom="0.423cm" fo:line-height="0.483cm" style:writing-mode="lr-tb">
        <style:tab-stops>
          <style:tab-stop style:position="0cm"/>
          <style:tab-stop style:position="0.848cm"/>
        </style:tab-stops>
      </style:paragraph-properties>
    </style:style>
    <style:style style:name="P43" style:family="paragraph" style:parent-style-name="Основной_20_текст_20__28_2_29_" style:list-style-name="">
      <style:paragraph-properties fo:margin-top="0cm" fo:margin-bottom="0.423cm" fo:line-height="0.49cm" style:writing-mode="lr-tb"/>
    </style:style>
    <style:style style:name="P44" style:family="paragraph" style:parent-style-name="Основной_20_текст_20__28_2_29_" style:list-style-name="">
      <style:paragraph-properties fo:margin-top="0cm" fo:margin-bottom="0.471cm" fo:line-height="0.483cm" style:writing-mode="lr-tb"/>
    </style:style>
    <style:style style:name="P45" style:family="paragraph" style:parent-style-name="Основной_20_текст_20__28_2_29_" style:list-style-name="RTF_5f_Num_20_4">
      <style:paragraph-properties fo:margin-top="0cm" fo:margin-bottom="0.471cm" fo:line-height="0.483cm" style:writing-mode="lr-tb">
        <style:tab-stops>
          <style:tab-stop style:position="0cm"/>
          <style:tab-stop style:position="0.848cm"/>
        </style:tab-stops>
      </style:paragraph-properties>
    </style:style>
    <style:style style:name="P46" style:family="paragraph" style:parent-style-name="Основной_20_текст_20__28_2_29_" style:list-style-name="RTF_5f_Num_20_7">
      <style:paragraph-properties fo:margin-top="0cm" fo:margin-bottom="0.471cm" fo:line-height="0.483cm" style:writing-mode="lr-tb">
        <style:tab-stops>
          <style:tab-stop style:position="0cm"/>
          <style:tab-stop style:position="0.848cm"/>
        </style:tab-stops>
      </style:paragraph-properties>
    </style:style>
    <style:style style:name="P47" style:family="paragraph" style:parent-style-name="Основной_20_текст_20__28_2_29_" style:list-style-name="RTF_5f_Num_20_7">
      <style:paragraph-properties fo:margin-top="0cm" fo:margin-bottom="0.471cm" fo:line-height="0.483cm" style:writing-mode="lr-tb">
        <style:tab-stops>
          <style:tab-stop style:position="0cm"/>
          <style:tab-stop style:position="0.84cm"/>
        </style:tab-stops>
      </style:paragraph-properties>
    </style:style>
    <style:style style:name="P48" style:family="paragraph" style:parent-style-name="Основной_20_текст_20__28_2_29_" style:list-style-name="RTF_5f_Num_20_7">
      <style:paragraph-properties fo:margin-top="0cm" fo:margin-bottom="0.471cm" fo:line-height="0.483cm" style:writing-mode="lr-tb">
        <style:tab-stops>
          <style:tab-stop style:position="0cm"/>
          <style:tab-stop style:position="0.831cm"/>
        </style:tab-stops>
      </style:paragraph-properties>
    </style:style>
    <style:style style:name="P49" style:family="paragraph" style:parent-style-name="Основной_20_текст_20__28_2_29_" style:list-style-name="">
      <style:paragraph-properties fo:margin-top="0cm" fo:margin-bottom="0.43cm" fo:line-height="0.49cm" style:writing-mode="lr-tb"/>
    </style:style>
    <style:style style:name="P50" style:family="paragraph" style:parent-style-name="Основной_20_текст_20__28_2_29_" style:list-style-name="RTF_5f_Num_20_6">
      <style:paragraph-properties fo:margin-top="0cm" fo:margin-bottom="0.402cm" fo:line-height="0.423cm" style:writing-mode="lr-tb">
        <style:tab-stops>
          <style:tab-stop style:position="0cm"/>
          <style:tab-stop style:position="0.84cm"/>
        </style:tab-stops>
      </style:paragraph-properties>
    </style:style>
    <style:style style:name="P51" style:family="paragraph" style:parent-style-name="Основной_20_текст_20__28_2_29_" style:list-style-name="RTF_5f_Num_20_7">
      <style:paragraph-properties fo:margin-top="0cm" fo:margin-bottom="0.379cm" fo:line-height="0.423cm" style:writing-mode="lr-tb">
        <style:tab-stops>
          <style:tab-stop style:position="0cm"/>
          <style:tab-stop style:position="0.822cm"/>
        </style:tab-stops>
      </style:paragraph-properties>
    </style:style>
    <style:style style:name="P52" style:family="paragraph" style:parent-style-name="Основной_20_текст_20__28_2_29_" style:list-style-name="">
      <style:paragraph-properties fo:margin-left="0.282cm" fo:margin-right="0cm" fo:margin-top="0cm" fo:margin-bottom="0cm" fo:line-height="0.483cm" fo:text-indent="0cm" style:auto-text-indent="false" style:writing-mode="lr-tb"/>
    </style:style>
    <style:style style:name="P53" style:family="paragraph" style:parent-style-name="Основной_20_текст_20__28_2_29_" style:list-style-name="">
      <style:paragraph-properties fo:margin-left="0.282cm" fo:margin-right="0cm" fo:margin-top="0cm" fo:margin-bottom="0cm" fo:line-height="0.483cm" fo:text-align="start" style:justify-single-word="false" fo:text-indent="0cm" style:auto-text-indent="false" style:writing-mode="lr-tb"/>
    </style:style>
    <style:style style:name="P54" style:family="paragraph" style:parent-style-name="Основной_20_текст_20__28_2_29_" style:list-style-name="">
      <style:paragraph-properties fo:margin-left="0.28cm" fo:margin-right="0.199cm" fo:margin-top="0cm" fo:margin-bottom="0cm" fo:line-height="0.483cm" fo:text-align="start" style:justify-single-word="false" fo:text-indent="0cm" style:auto-text-indent="false" style:writing-mode="lr-tb"/>
    </style:style>
    <style:style style:name="P55" style:family="paragraph" style:parent-style-name="Основной_20_текст_20__28_2_29_" style:list-style-name="">
      <style:paragraph-properties fo:margin-left="0.282cm" fo:margin-right="0.198cm" fo:margin-top="0cm" fo:margin-bottom="0.847cm" fo:line-height="0.483cm" fo:text-align="start" style:justify-single-word="false" fo:text-indent="0cm" style:auto-text-indent="false" style:writing-mode="lr-tb"/>
    </style:style>
    <style:style style:name="P56" style:family="paragraph" style:parent-style-name="Основной_20_текст_20__28_2_29_" style:list-style-name="">
      <style:paragraph-properties fo:margin-left="0.499cm" fo:margin-right="0cm" fo:margin-top="0cm" fo:margin-bottom="0cm" fo:line-height="0.483cm" fo:text-indent="0cm" style:auto-text-indent="false" style:writing-mode="lr-tb">
        <style:tab-stops>
          <style:tab-stop style:position="7.001cm"/>
        </style:tab-stops>
      </style:paragraph-properties>
    </style:style>
    <style:style style:name="P57" style:family="paragraph" style:parent-style-name="Основной_20_текст_20__28_2_29_" style:list-style-name="">
      <style:paragraph-properties fo:margin-left="0.499cm" fo:margin-right="0cm" fo:margin-top="0cm" fo:margin-bottom="0cm" fo:line-height="0.483cm" fo:text-indent="0cm" style:auto-text-indent="false" style:writing-mode="lr-tb"/>
    </style:style>
    <style:style style:name="P58" style:family="paragraph" style:parent-style-name="Основной_20_текст_20__28_2_29_" style:list-style-name="">
      <style:paragraph-properties fo:margin-left="0.499cm" fo:margin-right="0cm" fo:margin-top="0cm" fo:margin-bottom="0cm" fo:line-height="0.483cm" fo:text-align="start" style:justify-single-word="false" fo:text-indent="0cm" style:auto-text-indent="false" style:writing-mode="lr-tb"/>
    </style:style>
    <style:style style:name="P59" style:family="paragraph" style:parent-style-name="Основной_20_текст_20__28_2_29_" style:list-style-name="">
      <style:paragraph-properties fo:margin-left="0.499cm" fo:margin-right="0cm" fo:margin-top="0cm" fo:margin-bottom="0.471cm" fo:line-height="0.483cm" fo:text-align="start" style:justify-single-word="false" fo:text-indent="0cm" style:auto-text-indent="false" style:writing-mode="lr-tb"/>
    </style:style>
    <style:style style:name="P60" style:family="paragraph" style:parent-style-name="Основной_20_текст_20__28_2_29_" style:list-style-name="">
      <style:paragraph-properties fo:line-height="0.423cm" style:writing-mode="lr-tb">
        <style:tab-stops>
          <style:tab-stop style:position="6.798cm" style:leader-style="solid" style:leader-text="_"/>
        </style:tab-stops>
      </style:paragraph-properties>
    </style:style>
    <style:style style:name="P61" style:family="paragraph" style:parent-style-name="Основной_20_текст_20__28_2_29_" style:list-style-name="">
      <style:paragraph-properties fo:margin-left="0cm" fo:margin-right="0.459cm" fo:margin-top="0cm" fo:margin-bottom="0.914cm" fo:line-height="0.423cm" fo:text-align="end" style:justify-single-word="false" fo:text-indent="0cm" style:auto-text-indent="false" style:writing-mode="lr-tb"/>
    </style:style>
    <style:style style:name="P62" style:family="paragraph" style:parent-style-name="Основной_20_текст_20__28_2_29_" style:list-style-name="">
      <style:paragraph-properties fo:margin-left="0cm" fo:margin-right="0cm" fo:margin-top="0cm" fo:margin-bottom="0cm" fo:line-height="0.423cm" fo:text-indent="1.341cm" style:auto-text-indent="false" style:writing-mode="lr-tb"/>
    </style:style>
    <style:style style:name="P63" style:family="paragraph" style:parent-style-name="Основной_20_текст_20__28_2_29_" style:list-style-name="">
      <style:paragraph-properties fo:margin-left="0cm" fo:margin-right="0cm" fo:margin-top="0cm" fo:margin-bottom="0cm" fo:line-height="0.49cm" fo:text-indent="1.341cm" style:auto-text-indent="false" style:writing-mode="lr-tb"/>
    </style:style>
    <style:style style:name="P64" style:family="paragraph" style:parent-style-name="Основной_20_текст_20__28_2_29_" style:list-style-name="">
      <style:paragraph-properties fo:margin-left="0cm" fo:margin-right="0cm" fo:margin-top="0cm" fo:margin-bottom="0.522cm" fo:line-height="0.474cm" fo:text-indent="1.341cm" style:auto-text-indent="false" style:writing-mode="lr-tb"/>
    </style:style>
    <style:style style:name="P65" style:family="paragraph" style:parent-style-name="Основной_20_текст_20__28_2_29_" style:list-style-name="">
      <style:paragraph-properties fo:margin-left="0cm" fo:margin-right="0cm" fo:margin-top="0cm" fo:margin-bottom="0.57cm" fo:line-height="0.474cm" fo:text-indent="1.341cm" style:auto-text-indent="false" style:writing-mode="lr-tb"/>
    </style:style>
    <style:style style:name="P66" style:family="paragraph" style:parent-style-name="Основной_20_текст_20__28_2_29_" style:list-style-name="RTF_5f_Num_20_8">
      <style:paragraph-properties fo:margin-left="1.341cm" fo:margin-right="0cm" fo:margin-top="0cm" fo:margin-bottom="0.529cm" fo:line-height="0.483cm" fo:text-indent="0cm" style:auto-text-indent="false" style:writing-mode="lr-tb">
        <style:tab-stops>
          <style:tab-stop style:position="0cm"/>
          <style:tab-stop style:position="0.527cm"/>
        </style:tab-stops>
      </style:paragraph-properties>
    </style:style>
    <style:style style:name="P67" style:family="paragraph" style:parent-style-name="Основной_20_текст_20__28_2_29_" style:list-style-name="RTF_5f_Num_20_8">
      <style:paragraph-properties fo:margin-left="1.341cm" fo:margin-right="0cm" fo:margin-top="0cm" fo:margin-bottom="0.577cm" fo:line-height="0.483cm" fo:text-indent="0cm" style:auto-text-indent="false" style:writing-mode="lr-tb">
        <style:tab-stops>
          <style:tab-stop style:position="0cm"/>
          <style:tab-stop style:position="0.519cm"/>
        </style:tab-stops>
      </style:paragraph-properties>
    </style:style>
    <style:style style:name="P68" style:family="paragraph" style:parent-style-name="Основной_20_текст_20__28_2_29_" style:list-style-name="RTF_5f_Num_20_8">
      <style:paragraph-properties fo:margin-left="1.341cm" fo:margin-right="0cm" fo:margin-top="0cm" fo:margin-bottom="0.577cm" fo:line-height="0.483cm" fo:text-indent="0cm" style:auto-text-indent="false" style:writing-mode="lr-tb">
        <style:tab-stops>
          <style:tab-stop style:position="0cm"/>
          <style:tab-stop style:position="0.536cm"/>
        </style:tab-stops>
      </style:paragraph-properties>
    </style:style>
    <style:style style:name="P69" style:family="paragraph" style:parent-style-name="Основной_20_текст_20__28_2_29_" style:list-style-name="RTF_5f_Num_20_8">
      <style:paragraph-properties fo:margin-left="1.341cm" fo:margin-right="0cm" fo:margin-top="0cm" fo:margin-bottom="0cm" fo:line-height="0.423cm" fo:text-indent="0cm" style:auto-text-indent="false" style:writing-mode="lr-tb">
        <style:tab-stops>
          <style:tab-stop style:position="0cm"/>
          <style:tab-stop style:position="0.598cm"/>
        </style:tab-stops>
      </style:paragraph-properties>
    </style:style>
    <style:style style:name="P70" style:family="paragraph" style:parent-style-name="Основной_20_текст_20__28_2_29_" style:list-style-name="RTF_5f_Num_20_8">
      <style:paragraph-properties fo:margin-left="1.341cm" fo:margin-right="0cm" fo:margin-top="0cm" fo:margin-bottom="0.452cm" fo:line-height="0.423cm" fo:text-indent="0cm" style:auto-text-indent="false" style:writing-mode="lr-tb">
        <style:tab-stops>
          <style:tab-stop style:position="0cm"/>
          <style:tab-stop style:position="0.607cm"/>
        </style:tab-stops>
      </style:paragraph-properties>
    </style:style>
    <style:style style:name="P71" style:family="paragraph" style:parent-style-name="Основной_20_текст_20__28_2_29_" style:list-style-name="">
      <style:paragraph-properties fo:margin-top="0cm" fo:margin-bottom="0.931cm" fo:line-height="0.423cm" fo:text-align="center" style:justify-single-word="false" style:writing-mode="lr-tb"/>
    </style:style>
    <style:style style:name="P72" style:family="paragraph" style:parent-style-name="Основной_20_текст_20__28_2_29_" style:list-style-name="RTF_5f_Num_20_7">
      <style:paragraph-properties fo:margin-left="0cm" fo:margin-right="0cm" fo:margin-top="0cm" fo:margin-bottom="0.379cm" fo:line-height="0.423cm" fo:text-indent="0cm" style:auto-text-indent="false" style:text-autospace="ideograph-alpha" style:vertical-align="auto" style:writing-mode="lr-tb">
        <style:tab-stops>
          <style:tab-stop style:position="0cm"/>
          <style:tab-stop style:position="0.822cm"/>
        </style:tab-stops>
      </style:paragraph-properties>
    </style:style>
    <style:style style:name="T1" style:family="text">
      <style:text-properties fo:color="#000000" fo:font-size="9pt"/>
    </style:style>
    <style:style style:name="T2" style:family="text">
      <style:text-properties fo:color="#000000" fo:font-size="9pt" style:text-underline-style="solid" style:text-underline-width="auto" style:text-underline-color="font-color"/>
    </style:style>
    <style:style style:name="T3" style:family="text">
      <style:text-properties fo:color="#000000" fo:font-size="9pt" style:text-underline-style="solid" style:text-underline-width="auto" style:text-underline-color="font-color" fo:background-color="#ff3300"/>
    </style:style>
    <style:style style:name="T4" style:family="text">
      <style:text-properties fo:color="#000000" fo:font-size="9pt" fo:language="ru" fo:country="RU" style:font-size-asian="12pt" style:language-asian="ru" style:country-asian="RU" style:font-size-complex="11pt"/>
    </style:style>
    <style:style style:name="T5" style:family="text">
      <style:text-properties fo:color="#000000" fo:font-size="9pt" style:text-underline-style="none"/>
    </style:style>
    <style:style style:name="T6" style:family="text">
      <style:text-properties fo:color="#000000" fo:font-size="9pt" style:text-underline-style="none" fo:background-color="#ff3300"/>
    </style:style>
    <style:style style:name="T7" style:family="text">
      <style:text-properties fo:color="#000000" fo:font-size="9pt" fo:background-color="#ff3300"/>
    </style:style>
    <style:style style:name="T8" style:family="text">
      <style:text-properties fo:color="#000000" style:font-name="Times New Roman CYR" fo:font-size="11pt" fo:language="ru" fo:country="RU" style:font-name-asian="Times New Roman CYR" style:font-size-asian="11pt" style:font-name-complex="Times New Roman CYR" style:font-size-complex="11pt"/>
    </style:style>
    <style:style style:name="T9" style:family="text">
      <style:text-properties fo:color="#000000" style:font-name="Times New Roman CYR" fo:font-size="11pt" fo:language="ru" fo:country="RU" style:font-name-asian="Times New Roman CYR" style:font-size-asian="11pt" style:language-asian="ru" style:country-asian="RU" style:font-name-complex="Times New Roman CYR" style:font-size-complex="11pt"/>
    </style:style>
    <style:style style:name="T10" style:family="text">
      <style:text-properties fo:color="#000000" fo:font-size="11pt" fo:language="ru" fo:country="RU" style:font-size-asian="11pt" style:font-size-complex="11pt"/>
    </style:style>
    <style:style style:name="T11" style:family="text">
      <style:text-properties fo:color="#000000" fo:font-size="11pt" fo:language="ru" fo:country="RU" style:font-size-asian="11pt" style:language-asian="ru" style:country-asian="RU" style:font-size-complex="11pt"/>
    </style:style>
    <style:style style:name="T12" style:family="text">
      <style:text-properties fo:color="#000000" style:font-name="Times New Roman" fo:font-size="9pt" fo:language="ru" fo:country="RU" style:font-size-asian="12pt" style:language-asian="ru" style:country-asian="RU" style:font-name-complex="Times New Roman" style:font-size-complex="11pt"/>
    </style:style>
    <style:style style:name="T13" style:family="text">
      <style:text-properties fo:font-size="9pt"/>
    </style:style>
    <style:style style:name="T14" style:family="text">
      <style:text-properties fo:font-size="9pt" style:text-underline-style="solid" style:text-underline-width="auto" style:text-underline-color="font-color"/>
    </style:style>
    <style:style style:name="T15" style:family="text">
      <style:text-properties fo:font-size="9pt" fo:background-color="#ff3300"/>
    </style:style>
    <style:style style:name="T16" style:family="text">
      <style:text-properties fo:color="#333333" style:font-name="Arial" fo:background-color="#ffffff" style:font-name-asian="Arial"/>
    </style:style>
    <style:style style:name="T17" style:family="text">
      <style:text-properties fo:color="#333333" style:font-name="Arial" fo:background-color="#ffffff" style:font-name-asian="Arial" style:font-name-complex="Arial"/>
    </style:style>
    <style:style style:name="T18" style:family="text">
      <style:text-properties style:font-name="Times New Roman" fo:font-size="9pt" style:font-name-asian="Times New Roman" style:font-size-asian="9pt"/>
    </style:style>
    <style:style style:name="T19" style:family="text">
      <style:text-properties style:font-name-complex="Times New Roman"/>
    </style:style>
    <style:style style:name="Sect1" style:family="section">
      <style:section-properties style:writing-mode="lr-tb" style:editable="false">
        <style:columns fo:column-count="2">
          <style:column style:rel-width="4663*" fo:start-indent="0cm" fo:end-indent="0.236cm"/>
          <style:column style:rel-width="4941*" fo:start-indent="0.236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2" fo:column-gap="2.734cm">
          <style:column style:rel-width="32764*" fo:start-indent="0cm" fo:end-indent="1.367cm"/>
          <style:column style:rel-width="32770*" fo:start-indent="1.367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bookmark0"/><text:span text:style-name="Заголовок_20__2116_1_5f_"><text:span text:style-name="T1">ДОГОВОР АРЕНДЫ НЕЖИЛОГО ПОМЕЩЕНИЯ №</text:span></text:span><text:span text:style-name="Заголовок_20__2116_1_5f_"><text:span text:style-name="T7"> 34</text:span></text:span></text:h>
      <text:h text:style-name="P11" text:outline-level="1"><text:span text:style-name="Основной_20_текст_20__28_2_29__5f_"><text:span text:style-name="T1">г. Волжский <text:s text:c="153"/></text:span></text:span><text:span text:style-name="Основной_20_текст_20__28_2_29__5f_"><text:span text:style-name="T15">14 февраля <text:s/>2017 г.</text:span></text:span></text:h>
      <text:p text:style-name="P27"><text:span text:style-name="Основной_20_текст_20__28_2_29__5f_"><text:span text:style-name="T1">Индивидуальный предприниматель Подопригора Виталий Витальевич </text:span></text:span><text:span text:style-name="Основной_20_текст_20__28_2_29__5f_"><text:span text:style-name="T4">18.09.1975 г.р., паспорт серия 18 04 №364198, выдан 25.04.2003г. УВД г. Волжского Волгоградской области, код подразделения 342-011, зарегистрирована по адресу:404106, Волгоградская область, г. Волжский, ул. Южная, д. 18, действующая на основании свидетельства о государственной регистрации физического лица в качестве индивидуального предпринимателя серия 34 №003692716 выданного 19.07.2011г. ИФНС РФ по г. Волжскому Волгоградской области </text:span></text:span><text:span text:style-name="Основной_20_текст_20__28_2_29__5f_"><text:span text:style-name="T1">, именуемый в дальнейшем «Арендодатель», с одной стороны, и </text:span></text:span><text:span text:style-name="Основной_20_текст_20__28_2_29__5f_"><text:span text:style-name="T7"><text:s/>ООО «Аутсорсинговая компания «Атон»</text:span></text:span><text:span text:style-name="Основной_20_текст_20__28_2_29__5f_"><text:span text:style-name="T1">, именуемое в дальнейшем «Арендатор», в лице</text:span></text:span><text:span text:style-name="Основной_20_текст_20__28_2_29__5f_"><text:span text:style-name="T7"> директора,</text:span></text:span><text:span text:style-name="Основной_20_текст_20__28_2_29__5f_"><text:span text:style-name="T1"> </text:span></text:span><text:span text:style-name="Основной_20_текст_20__28_2_29__5f_"><text:span text:style-name="T7">Иванова В.И</text:span></text:span><text:span text:style-name="Основной_20_текст_20__28_2_29__5f_"><text:span text:style-name="T1"> действующей на основании </text:span></text:span><text:span text:style-name="Основной_20_текст_20__28_2_29__5f_"><text:span text:style-name="T7">Устава</text:span></text:span><text:span text:style-name="Основной_20_текст_20__28_2_29__5f_"><text:span text:style-name="T1">, с другой стороны, заключили настоящий Договор о нижеследующем:</text:span></text:span></text:p>
      <text:h text:style-name="P13" text:outline-level="1"><text:bookmark text:name="bookmark1"/><text:span text:style-name="Заголовок_20__2116_1_5f_"><text:span text:style-name="T1">1. Предмет договора</text:span></text:span></text:h>
      <text:list xml:id="list7573469006345718567" text:style-name="RTF_5f_Num_20_2">
        <text:list-item>
          <text:p text:style-name="P22"><text:span text:style-name="Основной_20_текст_20__28_2_29__5f_"><text:span text:style-name="T1">Арендодатель предоставляет Арендатору во временное владение и пользование помещение, расположенное по адресу: Волгоградская область, г. Волжский, ул.Космонавтов, д. 16 Н </text:span></text:span><text:span text:style-name="Основной_20_текст_20__28_2_29__5f_"><text:span text:style-name="T5">офис </text:span></text:span><text:span text:style-name="Основной_20_текст_20__28_2_29__5f_"><text:span text:style-name="T6">204,</text:span></text:span><text:span text:style-name="Основной_20_текст_20__28_2_29__5f_"><text:span text:style-name="T5"> <text:s/>площадью </text:span></text:span><text:span text:style-name="Основной_20_текст_20__28_2_29__5f_"><text:span text:style-name="T6">12,1</text:span></text:span><text:span text:style-name="Основной_20_текст_20__28_2_29__5f_"><text:span text:style-name="T5"> кв.м.,</text:span></text:span><text:span text:style-name="Основной_20_текст_20__28_2_29__5f_"><text:span text:style-name="T1"> , и места общего пользования площадью </text:span></text:span><text:span text:style-name="Основной_20_текст_20__28_2_29__5f_"><text:span text:style-name="T7">5,5</text:span></text:span><text:span text:style-name="Основной_20_текст_20__28_2_29__5f_"><text:span text:style-name="T1"> кв.м. общая площадь </text:span></text:span><text:span text:style-name="Основной_20_текст_20__28_2_29__5f_"><text:span text:style-name="T7">17,6</text:span></text:span><text:span text:style-name="Основной_20_текст_20__28_2_29__5f_"><text:span text:style-name="T1"> кв. м (именуемое в дальнейшем «помещение»), а Арендатор принимает в аренду данное нежилое помещение и обязуется выплачивать Арендодателю арендную плату в размере, порядке и на условиях, согласованных Сторонами в настоящем договоре.</text:span></text:span></text:p>
        </text:list-item>
        <text:list-item>
          <text:p text:style-name="P23"><text:span text:style-name="Основной_20_текст_20__28_2_29__5f_"><text:span text:style-name="T1">Помещение предоставляется Арендатору в аренду с целью организации в нём деятельности в соответствии с учредительными документами <text:s/>Арендатора.</text:span></text:span></text:p>
        </text:list-item>
      </text:list>
      <text:h text:style-name="P12" text:outline-level="1"><text:bookmark text:name="bookmark2"/><text:span text:style-name="Заголовок_20__2116_1_5f_"><text:span text:style-name="T1">2. Обязанности сторон</text:span></text:span></text:h>
      <text:list xml:id="list2262006578416123588" text:style-name="RTF_5f_Num_20_3">
        <text:list-item>
          <text:p text:style-name="P29"><text:span text:style-name="Основной_20_текст_20__28_2_29__5f_"><text:span text:style-name="T1">Арендодатель обязуется:</text:span></text:span></text:p>
        </text:list-item>
      </text:list>
      <text:p text:style-name="P24"><text:span text:style-name="Основной_20_текст_20__28_2_29__5f_"><text:span text:style-name="T1">-с</text:span></text:span><text:span text:style-name="Основной_20_текст_20__28_2_29__5f_"><text:span text:style-name="T7"> </text:span></text:span><text:span text:style-name="Основной_20_текст_20__28_2_29__5f_"><text:span text:style-name="T3">01.03.2017 </text:span></text:span><text:span text:style-name="Основной_20_текст_20__28_2_29__5f_"><text:span text:style-name="T2">г.</text:span></text:span><text:span text:style-name="Основной_20_текст_20__28_2_29__5f_"><text:span text:style-name="T1"> предоставить во владение и пользование Арендатору помещение, указанное в п. 1.1. настоящего договора с составлением акта приёмки- передачи, являющегося неотъемлемой частью настоящего договора;</text:span></text:span></text:p>
      <text:p text:style-name="P26"><text:span text:style-name="Основной_20_текст_20__28_2_29__5f_"><text:span text:style-name="T1">-обеспечивать беспрепятственный (с учетом требований пропускного режима) доступ сотрудников Арендатора к месту работы, как в рабочие так и выходные дни.</text:span></text:span></text:p>
      <text:list xml:id="list35461640" text:continue-numbering="true" text:style-name="RTF_5f_Num_20_3">
        <text:list-item>
          <text:p text:style-name="P31"><text:span text:style-name="Основной_20_текст_20__28_2_29__5f_"><text:span text:style-name="T1">Арендодатель в праве:</text:span></text:span></text:p>
        </text:list-item>
      </text:list>
      <text:p text:style-name="P25"><text:span text:style-name="Основной_20_текст_20__28_2_29__5f_"><text:span text:style-name="T1">-проходить в помещение в сопровождении представителя Арендатора для контроля за надлежащим исполнением Арендатором условий настоящего договора, контроля состояния инженерных сетей (коммуникаций) и приборов учета энергоресурсов. В случае аварий и иных происшествий, могущих повлиять на состояние здания (переданного помещения) и инженерных коммуникаций, или угрожающих жизни людей, проход Арендодателя в помещение допускается без предварительного уведомления и согласования с Арендатором, при этом такие действия не должны препятствовать нормальной работе Арендатора;</text:span></text:span></text:p>
      <text:p text:style-name="P28"><text:span text:style-name="Основной_20_текст_20__28_2_29__5f_"><text:span text:style-name="T1">-расторгнуть настоящий договор в одностороннем порядке в случае нарушения Арендатором существенных условий настоящего договора (нарушением сроков платежей свыше 1 -го месяца) с соблюдением условий, установленных разделом 4 настоящего договора.</text:span></text:span></text:p>
      <text:list xml:id="list35451445" text:continue-numbering="true" text:style-name="RTF_5f_Num_20_3">
        <text:list-item>
          <text:p text:style-name="P32"><text:span text:style-name="Основной_20_текст_20__28_2_29__5f_"><text:span text:style-name="T1">Арендатор обязуется:</text:span></text:span></text:p>
        </text:list-item>
      </text:list>
      <text:p text:style-name="P33"><text:span text:style-name="Основной_20_текст_20__28_2_29__5f_"><text:span text:style-name="T1">-использовать помещение исключительно в соответствии с его назначением;</text:span></text:span></text:p>
      <text:p text:style-name="P33"><text:span text:style-name="Основной_20_текст_20__28_2_29__5f_"><text:span text:style-name="T1">-уплачивать Арендодателю арендную плату в размере, сроки и порядке, согласованные Сторонами в разделе 3 настоящего договора, а также возмещать Арендодателю понесенные последним расходы на потребление энергоресурсов в данном помещении;</text:span></text:span></text:p>
      <text:p text:style-name="P33"><text:span text:style-name="Основной_20_текст_20__28_2_29__5f_"><text:span text:style-name="T1">-содержать помещение в надлежащем санитарном состоянии, обеспечивать пожарную</text:span></text:span></text:p>
      <text:p text:style-name="P33"><text:span text:style-name="Основной_20_текст_20__28_2_29__5f_"><text:span text:style-name="T1">безопасность, а также надлежащее содержание электропроводки;</text:span></text:span></text:p>
      <text:p text:style-name="P33"><text:span text:style-name="Основной_20_текст_20__28_2_29__5f_"><text:span text:style-name="T1">-соблюдать чистоту и порядок в коридоре и на прилегающей территории улицы;</text:span></text:span></text:p>
      <text:p text:style-name="P33"><text:span text:style-name="Основной_20_текст_20__28_2_29__5f_"><text:span text:style-name="T1">-обеспечивать соблюдение правил техники безопасности и пожарной безопасности при эксплуатации инженерных сетей, сантехнического и электротехнического оборудования, находящегося в арендуемом помещении;</text:span></text:span></text:p>
      <text:p text:style-name="P33"><text:soft-page-break/><text:span text:style-name="Основной_20_текст_20__28_2_29__5f_"><text:span text:style-name="T1">-при обнаружении признаков аварийного состояния сантехнического, электротехнического оборудования немедленно сообщить об этом Арендодателю;</text:span></text:span></text:p>
      <text:p text:style-name="P33"><text:span text:style-name="Основной_20_текст_20__28_2_29__5f_"><text:span text:style-name="T1">-письменно, не позднее, чем за 30 календарных дней, сообщить Арендодателю о предстоящем освобождении помещения как в связи с окончанием срока договора, так и при досрочном освобождении и сдать помещение по акту в технически исправном состоянии;</text:span></text:span></text:p>
      <text:p text:style-name="P38"><text:span text:style-name="Основной_20_текст_20__28_2_29__5f_"><text:span text:style-name="T1">-если арендуемое помещение в результате действий Арендатора или непринятия им необходимых и своевременных мер придет в аварийное состояние, Арендатор обязан восстановить его своими силами за счет собственных средств, или возместить ущерб, нанесенный Арендодателю, в установленном законом порядке.</text:span></text:span></text:p>
      <text:p text:style-name="P33"><text:span text:style-name="Основной_20_текст_20__28_2_29__5f_"><text:span text:style-name="T1">2.4. Арендатор вправе:</text:span></text:span></text:p>
      <text:p text:style-name="P44"><text:span text:style-name="Основной_20_текст_20__28_2_29__5f_"><text:span text:style-name="T1">-производить за свой счет улучшения в помещении, неотделимые без вреда для помещения, только с предварительного письменного согласия Арендодателя. Переделка инженерных сетей и коммуникаций запрещена.</text:span></text:span></text:p>
      <text:h text:style-name="P14" text:outline-level="1"><text:bookmark text:name="bookmark3"/><text:span text:style-name="Заголовок_20__2116_1_5f_"><text:span text:style-name="T1">3. Арендная плата и порядок осуществления расчетов</text:span></text:span></text:h>
      <text:list xml:id="list890985727858588292" text:style-name="RTF_5f_Num_20_4">
        <text:list-item>
          <text:p text:style-name="P34"><text:span text:style-name="Основной_20_текст_20__28_2_29__5f_"><text:span text:style-name="T1">За аренду Помещения, указанного в п. 1.1. настоящего Договора, Арендатор выплачивает Арендодателю арендную плату, которая составляет </text:span></text:span><text:span text:style-name="Основной_20_текст_20__28_2_29__5f_"><text:span text:style-name="T14">3 630 (три тысячи шестьсот тридцать рублей) рублей</text:span></text:span><text:span text:style-name="Основной_20_текст_20__28_2_29__5f_"><text:span text:style-name="T13"> </text:span></text:span><text:span text:style-name="Основной_20_текст_20__28_2_29__5f_"><text:span text:style-name="T14">00 копеек </text:span></text:span><text:span text:style-name="Основной_20_текст_20__28_2_29__5f_"><text:span text:style-name="T13">ежемесячно</text:span></text:span><text:span text:style-name="Основной_20_текст_20__28_2_29__5f_"><text:span text:style-name="T1"> (НДС не облагается в связи с использованием Арендодателем упрощенной системы налогообложения) и залоговый платеж в размере месячной арендной платы, который при прекращении Договора засчитывается в качестве оплаты за последний месяц срока аренды,</text:span></text:span><text:span text:style-name="T16"> </text:span><text:span text:style-name="Основной_20_текст_20__28_2_29__5f_"><text:span text:style-name="T1">указанный в п.4.2 настоящего Договора</text:span></text:span><text:span text:style-name="T17">.</text:span><text:span text:style-name="Основной_20_текст_20__28_2_29__5f_"><text:span text:style-name="T1"> Указанная арендная плата подлежит оплате в рублях Российской Федерации.</text:span></text:span></text:p>
        </text:list-item>
      </text:list>
      <text:p text:style-name="P43"><text:span text:style-name="Основной_20_текст_20__28_2_29__5f_"><text:span text:style-name="T1">Помимо арендной платы Арендатор возмещает Арендодателю понесенные последним расходы на покупные коммунальные услуги, связанные с использованием арендуемого помещения, на основании выставленных счетов.</text:span></text:span></text:p>
      <text:list xml:id="list35474684" text:continue-numbering="true" text:style-name="RTF_5f_Num_20_4">
        <text:list-item>
          <text:p text:style-name="P30"><text:span text:style-name="Основной_20_текст_20__28_2_29__5f_"><text:span text:style-name="T1">Арендная плата за текущий месяц перечисляется <text:s/>на расчетный счет Арендодателя <text:s/>Арендатором до 10 числа текущего месяца.</text:span></text:span></text:p>
        </text:list-item>
      </text:list>
      <text:p text:style-name="P49"><text:span text:style-name="Основной_20_текст_20__28_2_29__5f_"><text:span text:style-name="T1">Платежи за энергоресурсы за текущий месяц по договору осуществляются ежемесячно до 10 числа следующего месяца после получения соответствующих счетов.</text:span></text:span></text:p>
      <text:list xml:id="list35454705" text:continue-numbering="true" text:style-name="RTF_5f_Num_20_4">
        <text:list-item>
          <text:p text:style-name="P45"><text:span text:style-name="Основной_20_текст_20__28_2_29__5f_"><text:span text:style-name="T1">Арендная плата, а также компенсация энергоресурсов за неполный месяц в начале или в конце срока действия настоящего договора вносится пропорционально фактическому количеству дней пользования Помещения. Фактическое количество дней использования помещения определяется датами подписания актов приема- передачи Помещения, по приборам учета - согласно их показаний.</text:span></text:span></text:p>
        </text:list-item>
      </text:list>
      <text:h text:style-name="P15" text:outline-level="1"><text:bookmark text:name="bookmark4"/><text:span text:style-name="Заголовок_20__2116_1_5f_"><text:span text:style-name="T1">4. Срок действия договора</text:span></text:span></text:h>
      <text:list xml:id="list7973061289580240452" text:style-name="RTF_5f_Num_20_5">
        <text:list-item>
          <text:p text:style-name="P39"><text:span text:style-name="Основной_20_текст_20__28_2_29__5f_"><text:span text:style-name="T13">Договор вступает в силу с</text:span></text:span><text:span text:style-name="Основной_20_текст_20__28_2_29__5f_"><text:span text:style-name="T15"> </text:span></text:span><text:span text:style-name="Основной_20_текст_20__28_2_29__5f_"><text:span text:style-name="T3">01 марта 2017 года</text:span></text:span><text:span text:style-name="Основной_20_текст_20__28_2_29__5f_"><text:span text:style-name="T15">.</text:span></text:span></text:p>
        </text:list-item>
        <text:list-item>
          <text:p text:style-name="P39"><text:span text:style-name="Основной_20_текст_20__28_2_29__5f_"><text:span text:style-name="T1">Срок аренды устанавливается </text:span></text:span><text:span text:style-name="Основной_20_текст_20__28_2_29__5f_"><text:span text:style-name="T3">с 01 марта 2017 года</text:span></text:span><text:span text:style-name="Основной_20_текст_20__28_2_29__5f_"><text:span text:style-name="T2"> по </text:span></text:span><text:span text:style-name="Основной_20_текст_20__28_2_29__5f_"><text:span text:style-name="T3">01 января 2018 года,</text:span></text:span><text:span text:style-name="Основной_20_текст_20__28_2_29__5f_"><text:span text:style-name="T1"> а в части взаиморасчётов до их полного завершения.</text:span></text:span></text:p>
        </text:list-item>
        <text:list-item>
          <text:p text:style-name="P41"><text:span text:style-name="Основной_20_текст_20__28_2_29__5f_"><text:span text:style-name="T1">По истечении срока договора и при надлежащем выполнении всех его условий, Арендатор имеет преимущественное право на возобновление договора. Арендатор уведомляет Арендодателя о своем намерении продлить действие договора на новый срок за 30 дней до окончания срока аренды по настоящему договору.</text:span></text:span></text:p>
        </text:list-item>
        <text:list-item>
          <text:p text:style-name="P37"><text:span text:style-name="Основной_20_текст_20__28_2_29__5f_"><text:span text:style-name="T1">Изменение срока действия договора, его расторжение или прекращение допускается по соглашению сторон с предварительным уведомлением не менее чем за 30 календарных дней. Вносимые в договор дополнения и изменения рассматриваются в месячный срок и оформляются дополнительными соглашениями.</text:span></text:span></text:p>
        </text:list-item>
      </text:list>
      <text:list xml:id="list8910495102088844016" text:style-name="RTF_5f_Num_20_6">
        <text:list-item>
          <text:p text:style-name="P35"><text:span text:style-name="Основной_20_текст_20__28_2_29__5f_"><text:span text:style-name="T1">Договор аренды нежилого помещения подлежит досрочному расторжению в следующих случаях:</text:span></text:span></text:p>
        </text:list-item>
      </text:list>
      <text:p text:style-name="P33"><text:span text:style-name="Основной_20_текст_20__28_2_29__5f_"><text:span text:style-name="T1">-при использовании помещения не по назначению;</text:span></text:span></text:p>
      <text:p text:style-name="P33"><text:span text:style-name="Основной_20_текст_20__28_2_29__5f_"><text:span text:style-name="T1">-если Арендатор имеет задолженность по арендной плате, предоставляемым услугам, по возмещению затрат на потребленные энергоресурсы.</text:span></text:span></text:p>
      <text:p text:style-name="P44"><text:span text:style-name="Основной_20_текст_20__28_2_29__5f_"><text:span text:style-name="T1">Досрочное расторжение договора вследствие неуплаты (несвоевременной уплаты) платежей, предусмотренных разделом 3 настоящего договора, не освобождает Арендатора от обязанности произвести все предусмотренные настоящим договором платежи.</text:span></text:span></text:p>
      <text:list xml:id="list35462569" text:continue-numbering="true" text:style-name="RTF_5f_Num_20_6">
        <text:list-item>
          <text:p text:style-name="P50"><text:span text:style-name="Основной_20_текст_20__28_2_29__5f_"><text:span text:style-name="T1">Договор может быть расторгнут в силу форс-мажорных (непреодолимых) обстоятельств.</text:span></text:span></text:p>
        </text:list-item>
      </text:list>
      <text:list xml:id="list2263827291343631951" text:style-name="RTF_5f_Num_20_7">
        <text:list-item>
          <text:h text:style-name="P16" text:outline-level="1"><text:bookmark text:name="bookmark5"/><text:soft-page-break/><text:span text:style-name="Заголовок_20__2116_1_5f_"><text:span text:style-name="T1">Ответственность</text:span></text:span></text:h>
          <text:list>
            <text:list-item>
              <text:p text:style-name="P46"><text:span text:style-name="Основной_20_текст_20__28_2_29__5f_"><text:span text:style-name="T1">В случае нарушения сроков осуществления платежей, установленных разделом 3 настоящего договора, Арендатор уплачивает Арендодателю пеню в размере ставки рефинансирования Банка России от суммы задолженности за каждый день просрочки платежа на основании претензии и отдельно выставленного счета.</text:span></text:span></text:p>
            </text:list-item>
          </text:list>
        </text:list-item>
        <text:list-item>
          <text:h text:style-name="P17" text:outline-level="1"><text:bookmark text:name="bookmark6"/><text:span text:style-name="Заголовок_20__2116_1_5f_"><text:span text:style-name="T1">Порядок возвращения арендованных помещений</text:span></text:span></text:h>
          <text:list>
            <text:list-item>
              <text:p text:style-name="P40"><text:span text:style-name="Основной_20_текст_20__28_2_29__5f_"><text:span text:style-name="T1">По истечении срока действия настоящего договора или при его досрочном прекращении по любому из оснований Арендатор обязан принять меры к полному освобождению Помещений и возвратить их Арендодателю по акту приема-передачи в том же состоянии, в котором он их получил (с учетом нормального износа), в течение 3 (трех) календарных дней с последнего дня срока действия настоящего договора.</text:span></text:span></text:p>
            </text:list-item>
            <text:list-item>
              <text:p text:style-name="P40"><text:span text:style-name="Основной_20_текст_20__28_2_29__5f_"><text:span text:style-name="T1">В случае если Арендатор за счет собственных средств и с согласия Арендодателя произвел в Помещениях неотделимые улучшения, они являются его собственностью до момента прекращения договора. После прекращения договора, произведенные неотделимые улучшения переходят в собственность Арендатора и возмещению не подлежат.</text:span></text:span></text:p>
            </text:list-item>
            <text:list-item>
              <text:p text:style-name="P47"><text:span text:style-name="Основной_20_текст_20__28_2_29__5f_"><text:span text:style-name="T1">Помещение считается переданным Арендатором и принятым Арендодателем с момента подписания Сторонами акта приема-передачи и только при условии завершения всех расчетов по уплате платы.</text:span></text:span></text:p>
            </text:list-item>
          </text:list>
        </text:list-item>
        <text:list-item>
          <text:h text:style-name="P18" text:outline-level="1"><text:bookmark text:name="bookmark7"/><text:span text:style-name="Заголовок_20__2116_1_5f_"><text:span text:style-name="T1">Заключительные положения</text:span></text:span></text:h>
          <text:list>
            <text:list-item>
              <text:p text:style-name="P42"><text:span text:style-name="Основной_20_текст_20__28_2_29__5f_"><text:span text:style-name="T1">Во всем остальном, что не предусмотрено настоящим договором, Стороны руководствуются действующим законодательством РФ.</text:span></text:span></text:p>
            </text:list-item>
            <text:list-item>
              <text:p text:style-name="P40"><text:span text:style-name="Основной_20_текст_20__28_2_29__5f_"><text:span text:style-name="T1">Все споры и разногласия, вытекающие из настоящего договора или в связи с ним, Стороны будут решать путём переговоров. При не достижении согласия не урегулированные вопросы подлежат передаче на рассмотрение арбитражного суда.</text:span></text:span></text:p>
            </text:list-item>
            <text:list-item>
              <text:p text:style-name="P36"><text:span text:style-name="Основной_20_текст_20__28_2_29__5f_"><text:span text:style-name="T1">Любые изменения и дополнения к настоящему договору действительны, если они совершены в письменной форме и подписаны уполномоченными на то должностными лицами.</text:span></text:span></text:p>
            </text:list-item>
            <text:list-item>
              <text:p text:style-name="P48"><text:span text:style-name="Основной_20_текст_20__28_2_29__5f_"><text:span text:style-name="T1">Все приложения, изменения и дополнения к настоящему договору являются его неотъемлемой частью.</text:span></text:span></text:p>
            </text:list-item>
            <text:list-item>
              <text:p text:style-name="P51"><text:span text:style-name="Основной_20_текст_20__28_2_29__5f_"><text:span text:style-name="T1">При изменении наименования, адреса, банковских реквизитов или реорганизации Стороны информируют друг друга в письменной форме в 10-ти дневный срок.</text:span></text:span></text:p>
            </text:list-item>
            <text:list-item>
              <text:p text:style-name="P51"><text:span text:style-name="Основной_20_текст_20__28_2_29__5f_"><text:span text:style-name="T1">Настоящий договор и приложения к нему составлены в двух экземплярах, имеющих одинаковую юридическую силу, по одному экземпляру для каждой из сторон.</text:span></text:span></text:p>
            </text:list-item>
            <text:list-item>
              <text:p text:style-name="P72"><text:span text:style-name="Основной_20_текст_20__28_2_29__5f_"><text:span text:style-name="T4">Стороны так же признают переписку с электронных адресов, указанных в п.8 условием о признании электронного адреса простой электронной подписью. Все уведомления и сообщения, отправленные Сторонами друг другу по указанным адресам электронной почты, <text:s/>признаются Сторонами официальной перепиской в рамках настоящего договора.</text:span></text:span></text:p>
            </text:list-item>
            <text:list-item>
              <text:p text:style-name="P51"><text:span text:style-name="Основной_20_текст_20__28_2_29__5f_"><text:span text:style-name="T4"><text:s/></text:span></text:span><text:span text:style-name="Основной_20_текст_20__28_2_29__5f_"><text:span text:style-name="T12">Переписка сторон с указанных в настоящем договоре адресов электронной почты признается сторонами официальной перепиской и может быть использована как доказательство в суде.</text:span></text:span></text:p>
            </text:list-item>
          </text:list>
        </text:list-item>
      </text:list>
      <text:p text:style-name="P3"><text:span text:style-name="Основной_20_текст_20__28_3_29__5f_"><text:span text:style-name="T1">8. Почтовые адреса и реквизиты сторон</text:span></text:span></text:p>
      <text:section text:style-name="Sect1" text:name="Раздел4">
        <text:p text:style-name="P2"><text:span text:style-name="Основной_20_текст_20__28_3_29__5f_"><text:span text:style-name="T1"><text:s text:c="2"/>Арендодатель:</text:span></text:span></text:p>
        <text:p text:style-name="P52"><text:span text:style-name="Основной_20_текст_20__28_2_29__5f_"><text:span text:style-name="T1">Индивидуальный предприниматель Подопригора Виталий Витальевич</text:span></text:span></text:p>
        <text:p text:style-name="P52"><text:span text:style-name="Основной_20_текст_20__28_2_29__5f_"><text:span text:style-name="T1">Юридический адрес: РФ, 404106, Волгоградская обл., г. Волжский, ул.Южная дом.18 <text:line-break/>ИНН 343520176120 </text:span></text:span></text:p>
        <text:p text:style-name="P53"><text:span text:style-name="Основной_20_текст_20__28_2_29__5f_"><text:span text:style-name="T1">ОГРН 313343521800010</text:span></text:span></text:p>
        <text:p text:style-name="P53"><text:span text:style-name="Основной_20_текст_20__28_2_29__5f_"><text:span text:style-name="T1">Отделение №8621 Сбербанка России г. Волгоград</text:span></text:span></text:p>
        <text:p text:style-name="P54"><text:span text:style-name="Основной_20_текст_20__28_2_29__5f_"><text:span text:style-name="T1">р/с40802810811000004497</text:span></text:span></text:p>
        <text:p text:style-name="P55"><text:span text:style-name="Основной_20_текст_20__28_2_29__5f_"><text:span text:style-name="T1"><text:s/>к/с30101810100000000647 <text:line-break/>БИК 041806647Электронный адрес: </text:span></text:span></text:p>
        <text:p text:style-name="P55"><text:span text:style-name="Основной_20_текст_20__28_2_29__5f_"><text:span text:style-name="T1">Подопригора В.В.___________________________</text:span></text:span><text:span text:style-name="Основной_20_текст_20__28_3_29__5f_"><text:span text:style-name="T1"> </text:span></text:span></text:p>
        <text:p text:style-name="P56"><text:span text:style-name="Основной_20_текст_20__28_3_29__5f_"><text:span text:style-name="T1">Арендатор:</text:span></text:span></text:p>
        <text:p text:style-name="P57"><text:span text:style-name="Основной_20_текст_20__28_3_29__5f_"><text:span text:style-name="T1"><text:s text:c="3"/></text:span></text:span></text:p>
        <text:p text:style-name="P58"><text:span text:style-name="Основной_20_текст_20__28_2_29__5f_"><text:span text:style-name="T1">ООО</text:span></text:span></text:p>
        <text:p text:style-name="P58"><text:span text:style-name="Основной_20_текст_20__28_2_29__5f_"><text:span text:style-name="T1">Юридический адрес: 404111, Россия, Волгоградская область, г. Волжский, ул. Молодежная, д. 30, офис 315в</text:span></text:span></text:p>
        <text:p text:style-name="P58"><text:span text:style-name="Основной_20_текст_20__28_2_29__5f_"><text:span text:style-name="T1">тел.: 8-988-983-29-38</text:span></text:span></text:p>
        <text:p text:style-name="P58"><text:span text:style-name="Основной_20_текст_20__28_2_29__5f_"><text:span text:style-name="T1">ИНН 3435099110</text:span></text:span></text:p>
        <text:p text:style-name="P58"><text:span text:style-name="Основной_20_текст_20__28_2_29__5f_"><text:span text:style-name="T1">КПП 343501001</text:span></text:span></text:p>
        <text:p text:style-name="P58"><text:span text:style-name="Основной_20_текст_20__28_2_29__5f_"><text:span text:style-name="T1">Ф-л ОАО «МТС-Банк» в г.Ростове-на-Дону</text:span></text:span></text:p>
        <text:p text:style-name="P58"><text:soft-page-break/><text:span text:style-name="Основной_20_текст_20__28_2_29__5f_"><text:span text:style-name="T1">р/с 40702810000060112392</text:span></text:span></text:p>
        <text:p text:style-name="P58"><text:span text:style-name="Основной_20_текст_20__28_2_29__5f_"><text:span text:style-name="T1">к/с 30101810400000000967</text:span></text:span></text:p>
        <text:p text:style-name="P59"><text:span text:style-name="Основной_20_текст_20__28_2_29__5f_"><text:span text:style-name="T1">БИК 046015967</text:span></text:span></text:p>
        <text:p text:style-name="P19"/>
        <text:p text:style-name="P19"><text:span text:style-name="Основной_20_текст_20__28_2_29__5f_"><text:span text:style-name="T13">„D„y„‚„u„{„„„Ђ„‚</text:span></text:span><text:span text:style-name="T18"> </text:span><text:span text:style-name="Основной_20_текст_20__28_2_29__5f_"><text:span text:style-name="T13">.__________________</text:span></text:span></text:p>
      </text:section>
      <text:section text:style-name="Sect2" text:name="Раздел5">
        <text:p text:style-name="P60"/>
        <text:p text:style-name="P4"/>
      </text:section>
      <text:section text:style-name="Sect3" text:name="Раздел6">
        <text:p text:style-name="P5"><text:span text:style-name="Основной_20_текст_20__28_3_29__5f_"><text:span text:style-name="T1">АКТ<text:line-break/>приема-передачи недвижимого имущества (помещения)</text:span></text:span></text:p>
        <text:p text:style-name="P61"><text:span text:style-name="Основной_20_текст_20__28_2_29__5f_"><text:span text:style-name="T13">01 марта <text:s/>2017 г.</text:span></text:span></text:p>
        <text:p text:style-name="P62"><text:span text:style-name="Основной_20_текст_20__28_2_29__5f_"><text:span text:style-name="T1">Мы, нижеподписавшиеся:</text:span></text:span></text:p>
        <text:p text:style-name="P63"><text:span text:style-name="Основной_20_текст_20__28_2_29__5f_"><text:span text:style-name="T1">Индивидуальный предприниматель Подопригора Виталий Витальевич, именуемое в дальнейшем «Арендодатель», с одной стороны, и</text:span></text:span></text:p>
        <text:p text:style-name="P64"><text:span text:style-name="Основной_20_текст_20__28_2_29__5f_"><text:span text:style-name="T1">ООО , именуемое в дальнейшем «Арендатор», в лице директора , действующей на основании Устава, с другой стороны, подписали настоящий Акт приема-передачи о нижеследующем:</text:span></text:span></text:p>
        <text:list xml:id="list5434014147880149367" text:style-name="RTF_5f_Num_20_8">
          <text:list-item>
            <text:p text:style-name="P66"><text:span text:style-name="Основной_20_текст_20__28_2_29__5f_"><text:span text:style-name="T1">Арендодатель передал, а Арендатор принял в срочное возмездное владение и пользование, в соответствии с договором аренды нежилого помещения </text:span></text:span><text:span text:style-name="Основной_20_текст_20__28_2_29__5f_"><text:span text:style-name="T2">от 01 марта 2017 года</text:span></text:span><text:span text:style-name="Основной_20_текст_20__28_2_29__5f_"><text:span text:style-name="T1">, недвижимое имущество: Волгоградская область, г. Волжский, ул.Космонавтов, д. 16 Н, </text:span></text:span><text:span text:style-name="Основной_20_текст_20__28_2_29__5f_"><text:span text:style-name="T2">общей площадью 12,1 кв.м.,</text:span></text:span><text:span text:style-name="Основной_20_текст_20__28_2_29__5f_"><text:span text:style-name="T1"> для размещения Арендатора с целью организации деятельности в соответствии с учредительными документами Арендатора.</text:span></text:span></text:p>
          </text:list-item>
          <text:list-item>
            <text:p text:style-name="P67"><text:span text:style-name="Основной_20_текст_20__28_2_29__5f_"><text:span text:style-name="T1">Арендатор осмотрел и принял Помещение в состоянии, известном ему на момент подписания настоящего Акта приема-передачи. Вместе с Помещением Арендодатель передал Арендатору в срочное возмездное владение и пользование принадлежности Помещения, в т.ч. тепловые, водопроводные, канализационные, вентиляционные и электрические коммуникации.</text:span></text:span></text:p>
          </text:list-item>
          <text:list-item>
            <text:p text:style-name="P69"><text:span text:style-name="Основной_20_текст_20__28_2_29__5f_"><text:span text:style-name="T1">В результате осмотра установлено:</text:span></text:span></text:p>
          </text:list-item>
        </text:list>
        <text:p text:style-name="P65"><text:span text:style-name="Основной_20_текст_20__28_2_29__5f_"><text:span text:style-name="T1">Помещение в целом по своему техническому состоянию пригодно для использования и передачи в срочное возмездное владение и пользование Арендатора.</text:span></text:span></text:p>
        <text:list xml:id="list35451243" text:continue-numbering="true" text:style-name="RTF_5f_Num_20_8">
          <text:list-item>
            <text:p text:style-name="P70"><text:span text:style-name="Основной_20_текст_20__28_2_29__5f_"><text:span text:style-name="T1">Замечаний и предложений при передаче Помещения не поступило.</text:span></text:span></text:p>
          </text:list-item>
          <text:list-item>
            <text:p text:style-name="P68"><text:span text:style-name="Основной_20_текст_20__28_2_29__5f_"><text:span text:style-name="T1">Настоящий Акт приема-передачи составлен и подписан в двух экземплярах, по одному для Арендодателя, Арендатора.</text:span></text:span></text:p>
          </text:list-item>
        </text:list>
        <text:p text:style-name="P71"><text:span text:style-name="Основной_20_текст_20__28_2_29__5f_"><text:span text:style-name="T1">ПОДПИСИ СТОРОН</text:span></text:span></text:p>
        <text:p text:style-name="P20">За Арендодателя <text:s text:c="109"/>За Арендатора</text:p>
        <text:p text:style-name="P21">ИП Подопригора В.В._________________<text:span text:style-name="T19"><text:tab/></text:span>_________________</text:p>
      </text:section>
      <text:section text:style-name="Sect4" text:name="Раздел7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hyphenation-ladder-count="no-limit" fo:text-indent="0cm" style:auto-text-indent="false" style:text-autospace="ideograph-alpha" style:vertical-align="auto"/>
      <style:text-properties fo:color="#000000" style:font-name="Arial Unicode MS" fo:font-size="12pt" fo:language="ru" fo:country="RU" style:font-name-asian="Arial Unicode MS" style:font-size-asian="12pt" style:language-asian="ru" style:country-asian="RU" style:font-name-complex="Arial Unicode M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" style:font-size-asian="14pt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fo:font-style="italic" style:font-name-asian="Arial1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-asian="Arial1" fo:hyphenate="false" fo:hyphenation-remain-char-count="2" fo:hyphenation-push-char-count="2"/>
    </style:style>
    <style:style style:name="Заголовок_20__2116_1" style:display-name="Заголовок №1" style:family="paragraph" style:parent-style-name="Standard" style:default-outline-level="1" style:list-style-name="">
      <style:paragraph-properties fo:margin-top="0cm" fo:margin-bottom="1.482cm" style:line-height-at-least="0.423cm" fo:text-align="center" style:justify-single-word="false" fo:hyphenation-ladder-count="no-limit"/>
      <style:text-properties style:use-window-font-color="true" style:font-name="Times New Roman" fo:font-weight="bold" style:font-name-asian="Times New Roman" style:font-weight-asian="bold" style:font-weight-complex="bold" fo:hyphenate="false" fo:hyphenation-remain-char-count="2" fo:hyphenation-push-char-count="2"/>
    </style:style>
    <style:style style:name="Основной_20_текст_20__28_2_29_" style:display-name="Основной текст (2)" style:family="paragraph" style:parent-style-name="Standard">
      <style:paragraph-properties fo:margin-top="1.482cm" fo:margin-bottom="0.423cm" style:line-height-at-least="0.423cm" fo:text-align="justify" style:justify-single-word="false" fo:hyphenation-ladder-count="no-limit"/>
      <style:text-properties style:use-window-font-color="true" style:font-name="Times New Roman" style:font-name-asian="Times New Roman" fo:hyphenate="false" fo:hyphenation-remain-char-count="2" fo:hyphenation-push-char-count="2"/>
    </style:style>
    <style:style style:name="Основной_20_текст_20__28_3_29_" style:display-name="Основной текст (3)" style:family="paragraph" style:parent-style-name="Standard">
      <style:paragraph-properties fo:margin-top="0.423cm" fo:margin-bottom="0cm" style:line-height-at-least="0.423cm" fo:text-align="center" style:justify-single-word="false" fo:hyphenation-ladder-count="no-limit"/>
      <style:text-properties style:use-window-font-color="true" style:font-name="Times New Roman" fo:font-weight="bold" style:font-name-asian="Times New Roman" style:font-weight-asian="bold" style:font-weight-complex="bold" fo:hyphenate="false" fo:hyphenation-remain-char-count="2" fo:hyphenation-push-char-count="2"/>
    </style:style>
    <style:style style:name="No_20_Spacing" style:display-name="No Spacing" style:family="paragraph">
      <style:paragraph-properties fo:margin-left="0cm" fo:margin-right="0cm" fo:text-align="start" style:justify-single-word="false" fo:hyphenation-ladder-count="no-limit" fo:text-indent="0cm" style:auto-text-indent="false" style:text-autospace="ideograph-alpha" style:vertical-align="auto"/>
      <style:text-properties fo:color="#000000" style:font-name="Arial Unicode MS" fo:font-size="12pt" fo:language="ru" fo:country="RU" style:font-name-asian="Arial Unicode MS" style:font-size-asian="12pt" style:language-asian="ru" style:country-asian="RU" style:font-name-complex="Arial Unicode MS" fo:hyphenate="false" fo:hyphenation-remain-char-count="2" fo:hyphenation-push-char-count="2"/>
    </style:style>
    <style:style style:name="head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47cm" style:type="center"/>
          <style:tab-stop style:position="16.942cm" style:type="right"/>
        </style:tab-stops>
      </style:paragraph-properties>
      <style:text-properties fo:hyphenate="false" fo:hyphenation-remain-char-count="2" fo:hyphenation-push-char-count="2"/>
    </style:style>
    <style:style style:name="RTF_5f_Num_20_2_20_1" style:display-name="RTF_Num 2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2_20_2" style:display-name="RTF_Num 2 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3" style:display-name="RTF_Num 2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4" style:display-name="RTF_Num 2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5" style:display-name="RTF_Num 2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6" style:display-name="RTF_Num 2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7" style:display-name="RTF_Num 2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8" style:display-name="RTF_Num 2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2_20_9" style:display-name="RTF_Num 2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1" style:display-name="RTF_Num 3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3_20_2" style:display-name="RTF_Num 3 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3" style:display-name="RTF_Num 3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4" style:display-name="RTF_Num 3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5" style:display-name="RTF_Num 3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6" style:display-name="RTF_Num 3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7" style:display-name="RTF_Num 3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8" style:display-name="RTF_Num 3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3_20_9" style:display-name="RTF_Num 3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1" style:display-name="RTF_Num 4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4_20_2" style:display-name="RTF_Num 4 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3" style:display-name="RTF_Num 4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4" style:display-name="RTF_Num 4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5" style:display-name="RTF_Num 4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6" style:display-name="RTF_Num 4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7" style:display-name="RTF_Num 4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8" style:display-name="RTF_Num 4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4_20_9" style:display-name="RTF_Num 4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1" style:display-name="RTF_Num 5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5_20_2" style:display-name="RTF_Num 5 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3" style:display-name="RTF_Num 5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4" style:display-name="RTF_Num 5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5" style:display-name="RTF_Num 5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6" style:display-name="RTF_Num 5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7" style:display-name="RTF_Num 5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8" style:display-name="RTF_Num 5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5_20_9" style:display-name="RTF_Num 5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1" style:display-name="RTF_Num 6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6_20_2" style:display-name="RTF_Num 6 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3" style:display-name="RTF_Num 6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4" style:display-name="RTF_Num 6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5" style:display-name="RTF_Num 6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6" style:display-name="RTF_Num 6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7" style:display-name="RTF_Num 6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8" style:display-name="RTF_Num 6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6_20_9" style:display-name="RTF_Num 6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1" style:display-name="RTF_Num 7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bold" style:font-name-asian="Times New Roman" style:font-size-asian="9pt" style:font-style-asian="normal" style:font-weight-asian="bold" style:font-name-complex="Times New Roman" style:font-style-complex="normal" style:font-weight-complex="bold" style:text-scale="100%"/>
    </style:style>
    <style:style style:name="RTF_5f_Num_20_7_20_2" style:display-name="RTF_Num 7 2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7_20_3" style:display-name="RTF_Num 7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4" style:display-name="RTF_Num 7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5" style:display-name="RTF_Num 7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6" style:display-name="RTF_Num 7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7" style:display-name="RTF_Num 7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8" style:display-name="RTF_Num 7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7_20_9" style:display-name="RTF_Num 7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1" style:display-name="RTF_Num 8 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" style:font-style-complex="normal" style:font-weight-complex="normal" style:text-scale="100%"/>
    </style:style>
    <style:style style:name="RTF_5f_Num_20_8_20_2" style:display-name="RTF_Num 8 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3" style:display-name="RTF_Num 8 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4" style:display-name="RTF_Num 8 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5" style:display-name="RTF_Num 8 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6" style:display-name="RTF_Num 8 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7" style:display-name="RTF_Num 8 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8" style:display-name="RTF_Num 8 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8_20_9" style:display-name="RTF_Num 8 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tyle-complex="normal" style:font-weight-complex="normal" style:text-scale="100%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Default_20_Paragraph_20_Font" style:display-name="Default Paragraph Font" style:family="text"/>
    <style:style style:name="Èíòåðíåò-ññûëêà" style:family="text" style:parent-style-name="Default_20_Paragraph_20_Font">
      <style:text-properties fo:color="#0066cc" style:text-underline-style="solid" style:text-underline-width="auto" style:text-underline-color="font-color" style:font-name-asian="Times New Roman"/>
    </style:style>
    <style:style style:name="Заголовок_20__2116_1_5f_" style:display-name="Заголовок №1_" style:family="text" style:parent-style-name="Default_20_Paragraph_20_Font">
      <style:text-properties style:font-name="Times New Roman" style:text-underline-style="none" fo:font-weight="bold" style:font-name-asian="Times New Roman" style:font-weight-asian="bold" style:font-name-complex="Times New Roman" style:font-weight-complex="bold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style:text-underline-style="none" style:font-name-asian="Times New Roman" style:font-name-complex="Times New Roman"/>
    </style:style>
    <style:style style:name="Основной_20_текст_20__28_3_29__5f_" style:display-name="Основной текст (3)_" style:family="text" style:parent-style-name="Default_20_Paragraph_20_Font">
      <style:text-properties style:font-name="Times New Roman" style:text-underline-style="none" fo:font-weight="bold" style:font-name-asian="Times New Roman" style:font-weight-asian="bold" style:font-name-complex="Times New Roman" style:font-weight-complex="bold"/>
    </style:style>
    <style:style style:name="Основной_20_текст_20__28_2_29__20_Exact" style:display-name="Основной текст (2) Exact" style:family="text" style:parent-style-name="Default_20_Paragraph_20_Font">
      <style:text-properties style:font-name="Times New Roman" style:text-underline-style="none" style:font-name-asian="Times New Roman" style:font-name-complex="Times New Roman"/>
    </style:style>
    <style:style style:name="_3f__3f__3f__3f__3f__3f__3f__20__3f__3f__3f__3f__3f__3f__3f__3f__3f__3f__20__3f__3f__3f__3f_" style:display-name="??????? ?????????? ????" style:family="text" style:parent-style-name="Default_20_Paragraph_20_Font">
      <style:text-properties fo:color="#000000" style:font-name-asian="Arial Unicode MS"/>
    </style:style>
    <style:style style:name="_3f__3f__3f__3f__3f__3f__20__3f__3f__3f__3f__3f__3f__3f__3f__3f__3f__20__3f__3f__3f__3f_" style:display-name="?????? ?????????? ????" style:family="text" style:parent-style-name="Default_20_Paragraph_20_Font">
      <style:text-properties fo:color="#000000" style:font-name-asian="Arial Unicode MS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prefix="" style:num-suffix="." style:num-format="1">
        <style:list-level-properties/>
      </text:list-level-style-number>
      <text:list-level-style-number text:level="2" text:style-name="RTF_5f_Num_20_2_20_2" style:num-prefix="1" style:num-suffix="." style:num-format="1">
        <style:list-level-properties/>
      </text:list-level-style-number>
      <text:list-level-style-number text:level="3" text:style-name="RTF_5f_Num_20_2_20_3" style:num-prefix="1" style:num-suffix="." style:num-format="1">
        <style:list-level-properties/>
      </text:list-level-style-number>
      <text:list-level-style-number text:level="4" text:style-name="RTF_5f_Num_20_2_20_4" style:num-prefix="1" style:num-suffix="." style:num-format="1">
        <style:list-level-properties/>
      </text:list-level-style-number>
      <text:list-level-style-number text:level="5" text:style-name="RTF_5f_Num_20_2_20_5" style:num-prefix="1" style:num-suffix="." style:num-format="1">
        <style:list-level-properties/>
      </text:list-level-style-number>
      <text:list-level-style-number text:level="6" text:style-name="RTF_5f_Num_20_2_20_6" style:num-prefix="1" style:num-suffix="." style:num-format="1">
        <style:list-level-properties/>
      </text:list-level-style-number>
      <text:list-level-style-number text:level="7" text:style-name="RTF_5f_Num_20_2_20_7" style:num-prefix="1" style:num-suffix="." style:num-format="1">
        <style:list-level-properties/>
      </text:list-level-style-number>
      <text:list-level-style-number text:level="8" text:style-name="RTF_5f_Num_20_2_20_8" style:num-prefix="1" style:num-suffix="." style:num-format="1">
        <style:list-level-properties/>
      </text:list-level-style-number>
      <text:list-level-style-number text:level="9" text:style-name="RTF_5f_Num_20_2_20_9" style:num-prefix="1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prefix="" style:num-suffix="." style:num-format="1">
        <style:list-level-properties/>
      </text:list-level-style-number>
      <text:list-level-style-number text:level="2" text:style-name="RTF_5f_Num_20_3_20_2" style:num-prefix="2" style:num-suffix="." style:num-format="1">
        <style:list-level-properties/>
      </text:list-level-style-number>
      <text:list-level-style-number text:level="3" text:style-name="RTF_5f_Num_20_3_20_3" style:num-prefix="2" style:num-suffix="." style:num-format="1">
        <style:list-level-properties/>
      </text:list-level-style-number>
      <text:list-level-style-number text:level="4" text:style-name="RTF_5f_Num_20_3_20_4" style:num-prefix="2" style:num-suffix="." style:num-format="1">
        <style:list-level-properties/>
      </text:list-level-style-number>
      <text:list-level-style-number text:level="5" text:style-name="RTF_5f_Num_20_3_20_5" style:num-prefix="2" style:num-suffix="." style:num-format="1">
        <style:list-level-properties/>
      </text:list-level-style-number>
      <text:list-level-style-number text:level="6" text:style-name="RTF_5f_Num_20_3_20_6" style:num-prefix="2" style:num-suffix="." style:num-format="1">
        <style:list-level-properties/>
      </text:list-level-style-number>
      <text:list-level-style-number text:level="7" text:style-name="RTF_5f_Num_20_3_20_7" style:num-prefix="2" style:num-suffix="." style:num-format="1">
        <style:list-level-properties/>
      </text:list-level-style-number>
      <text:list-level-style-number text:level="8" text:style-name="RTF_5f_Num_20_3_20_8" style:num-prefix="2" style:num-suffix="." style:num-format="1">
        <style:list-level-properties/>
      </text:list-level-style-number>
      <text:list-level-style-number text:level="9" text:style-name="RTF_5f_Num_20_3_20_9" style:num-prefix="2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prefix="" style:num-suffix="." style:num-format="1">
        <style:list-level-properties/>
      </text:list-level-style-number>
      <text:list-level-style-number text:level="2" text:style-name="RTF_5f_Num_20_4_20_2" style:num-prefix="3" style:num-suffix="." style:num-format="1">
        <style:list-level-properties/>
      </text:list-level-style-number>
      <text:list-level-style-number text:level="3" text:style-name="RTF_5f_Num_20_4_20_3" style:num-prefix="3" style:num-suffix="." style:num-format="1">
        <style:list-level-properties/>
      </text:list-level-style-number>
      <text:list-level-style-number text:level="4" text:style-name="RTF_5f_Num_20_4_20_4" style:num-prefix="3" style:num-suffix="." style:num-format="1">
        <style:list-level-properties/>
      </text:list-level-style-number>
      <text:list-level-style-number text:level="5" text:style-name="RTF_5f_Num_20_4_20_5" style:num-prefix="3" style:num-suffix="." style:num-format="1">
        <style:list-level-properties/>
      </text:list-level-style-number>
      <text:list-level-style-number text:level="6" text:style-name="RTF_5f_Num_20_4_20_6" style:num-prefix="3" style:num-suffix="." style:num-format="1">
        <style:list-level-properties/>
      </text:list-level-style-number>
      <text:list-level-style-number text:level="7" text:style-name="RTF_5f_Num_20_4_20_7" style:num-prefix="3" style:num-suffix="." style:num-format="1">
        <style:list-level-properties/>
      </text:list-level-style-number>
      <text:list-level-style-number text:level="8" text:style-name="RTF_5f_Num_20_4_20_8" style:num-prefix="3" style:num-suffix="." style:num-format="1">
        <style:list-level-properties/>
      </text:list-level-style-number>
      <text:list-level-style-number text:level="9" text:style-name="RTF_5f_Num_20_4_20_9" style:num-prefix="3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prefix="" style:num-suffix="." style:num-format="1">
        <style:list-level-properties/>
      </text:list-level-style-number>
      <text:list-level-style-number text:level="2" text:style-name="RTF_5f_Num_20_5_20_2" style:num-prefix="4" style:num-suffix="." style:num-format="1">
        <style:list-level-properties/>
      </text:list-level-style-number>
      <text:list-level-style-number text:level="3" text:style-name="RTF_5f_Num_20_5_20_3" style:num-prefix="4" style:num-suffix="." style:num-format="1">
        <style:list-level-properties/>
      </text:list-level-style-number>
      <text:list-level-style-number text:level="4" text:style-name="RTF_5f_Num_20_5_20_4" style:num-prefix="4" style:num-suffix="." style:num-format="1">
        <style:list-level-properties/>
      </text:list-level-style-number>
      <text:list-level-style-number text:level="5" text:style-name="RTF_5f_Num_20_5_20_5" style:num-prefix="4" style:num-suffix="." style:num-format="1">
        <style:list-level-properties/>
      </text:list-level-style-number>
      <text:list-level-style-number text:level="6" text:style-name="RTF_5f_Num_20_5_20_6" style:num-prefix="4" style:num-suffix="." style:num-format="1">
        <style:list-level-properties/>
      </text:list-level-style-number>
      <text:list-level-style-number text:level="7" text:style-name="RTF_5f_Num_20_5_20_7" style:num-prefix="4" style:num-suffix="." style:num-format="1">
        <style:list-level-properties/>
      </text:list-level-style-number>
      <text:list-level-style-number text:level="8" text:style-name="RTF_5f_Num_20_5_20_8" style:num-prefix="4" style:num-suffix="." style:num-format="1">
        <style:list-level-properties/>
      </text:list-level-style-number>
      <text:list-level-style-number text:level="9" text:style-name="RTF_5f_Num_20_5_20_9" style:num-prefix="4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prefix="" style:num-suffix="." style:num-format="1" text:start-value="4">
        <style:list-level-properties/>
      </text:list-level-style-number>
      <text:list-level-style-number text:level="2" text:style-name="RTF_5f_Num_20_6_20_2" style:num-prefix="4" style:num-suffix="." style:num-format="1" text:start-value="4">
        <style:list-level-properties/>
      </text:list-level-style-number>
      <text:list-level-style-number text:level="3" text:style-name="RTF_5f_Num_20_6_20_3" style:num-prefix="4" style:num-suffix="." style:num-format="1" text:start-value="4">
        <style:list-level-properties/>
      </text:list-level-style-number>
      <text:list-level-style-number text:level="4" text:style-name="RTF_5f_Num_20_6_20_4" style:num-prefix="4" style:num-suffix="." style:num-format="1" text:start-value="4">
        <style:list-level-properties/>
      </text:list-level-style-number>
      <text:list-level-style-number text:level="5" text:style-name="RTF_5f_Num_20_6_20_5" style:num-prefix="4" style:num-suffix="." style:num-format="1" text:start-value="4">
        <style:list-level-properties/>
      </text:list-level-style-number>
      <text:list-level-style-number text:level="6" text:style-name="RTF_5f_Num_20_6_20_6" style:num-prefix="4" style:num-suffix="." style:num-format="1" text:start-value="4">
        <style:list-level-properties/>
      </text:list-level-style-number>
      <text:list-level-style-number text:level="7" text:style-name="RTF_5f_Num_20_6_20_7" style:num-prefix="4" style:num-suffix="." style:num-format="1" text:start-value="4">
        <style:list-level-properties/>
      </text:list-level-style-number>
      <text:list-level-style-number text:level="8" text:style-name="RTF_5f_Num_20_6_20_8" style:num-prefix="4" style:num-suffix="." style:num-format="1" text:start-value="4">
        <style:list-level-properties/>
      </text:list-level-style-number>
      <text:list-level-style-number text:level="9" text:style-name="RTF_5f_Num_20_6_20_9" style:num-prefix="4" style:num-suffix="." style:num-format="1" text:start-value="4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 text:start-value="5">
        <style:list-level-properties/>
      </text:list-level-style-number>
      <text:list-level-style-number text:level="2" text:style-name="RTF_5f_Num_20_7_20_2" style:num-suffix="." style:num-format="1" text:display-levels="2">
        <style:list-level-properties/>
      </text:list-level-style-number>
      <text:list-level-style-number text:level="3" text:style-name="RTF_5f_Num_20_7_20_3" style:num-suffix="." style:num-format="1" text:display-levels="2">
        <style:list-level-properties/>
      </text:list-level-style-number>
      <text:list-level-style-number text:level="4" text:style-name="RTF_5f_Num_20_7_20_4" style:num-suffix="." style:num-format="1" text:display-levels="2">
        <style:list-level-properties/>
      </text:list-level-style-number>
      <text:list-level-style-number text:level="5" text:style-name="RTF_5f_Num_20_7_20_5" style:num-suffix="." style:num-format="1" text:display-levels="2">
        <style:list-level-properties/>
      </text:list-level-style-number>
      <text:list-level-style-number text:level="6" text:style-name="RTF_5f_Num_20_7_20_6" style:num-suffix="." style:num-format="1" text:display-levels="2">
        <style:list-level-properties/>
      </text:list-level-style-number>
      <text:list-level-style-number text:level="7" text:style-name="RTF_5f_Num_20_7_20_7" style:num-suffix="." style:num-format="1" text:display-levels="2">
        <style:list-level-properties/>
      </text:list-level-style-number>
      <text:list-level-style-number text:level="8" text:style-name="RTF_5f_Num_20_7_20_8" style:num-suffix="." style:num-format="1" text:display-levels="2">
        <style:list-level-properties/>
      </text:list-level-style-number>
      <text:list-level-style-number text:level="9" text:style-name="RTF_5f_Num_20_7_20_9" style:num-suffix="." style:num-format="1" text:display-levels="2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/>
      </text:list-level-style-number>
      <text:list-level-style-number text:level="2" text:style-name="RTF_5f_Num_20_8_20_2" style:num-suffix="." style:num-format="1">
        <style:list-level-properties/>
      </text:list-level-style-number>
      <text:list-level-style-number text:level="3" text:style-name="RTF_5f_Num_20_8_20_3" style:num-suffix="." style:num-format="1">
        <style:list-level-properties/>
      </text:list-level-style-number>
      <text:list-level-style-number text:level="4" text:style-name="RTF_5f_Num_20_8_20_4" style:num-suffix="." style:num-format="1">
        <style:list-level-properties/>
      </text:list-level-style-number>
      <text:list-level-style-number text:level="5" text:style-name="RTF_5f_Num_20_8_20_5" style:num-suffix="." style:num-format="1">
        <style:list-level-properties/>
      </text:list-level-style-number>
      <text:list-level-style-number text:level="6" text:style-name="RTF_5f_Num_20_8_20_6" style:num-suffix="." style:num-format="1">
        <style:list-level-properties/>
      </text:list-level-style-number>
      <text:list-level-style-number text:level="7" text:style-name="RTF_5f_Num_20_8_20_7" style:num-suffix="." style:num-format="1">
        <style:list-level-properties/>
      </text:list-level-style-number>
      <text:list-level-style-number text:level="8" text:style-name="RTF_5f_Num_20_8_20_8" style:num-suffix="." style:num-format="1">
        <style:list-level-properties/>
      </text:list-level-style-number>
      <text:list-level-style-number text:level="9" text:style-name="RTF_5f_Num_20_8_20_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min-label-width="0.762cm"/>
      </text:list-level-style-number>
      <text:list-level-style-number text:level="2" text:style-name="RTF_5f_Num_20_9_20_2" style:num-format="">
        <style:list-level-properties text:min-label-width="1.016cm"/>
      </text:list-level-style-number>
      <text:list-level-style-number text:level="3" text:style-name="RTF_5f_Num_20_9_20_3" style:num-format="">
        <style:list-level-properties text:min-label-width="1.27cm"/>
      </text:list-level-style-number>
      <text:list-level-style-number text:level="4" text:style-name="RTF_5f_Num_20_9_20_4" style:num-format="">
        <style:list-level-properties text:min-label-width="1.524cm"/>
      </text:list-level-style-number>
      <text:list-level-style-number text:level="5" text:style-name="RTF_5f_Num_20_9_20_5" style:num-format="">
        <style:list-level-properties text:min-label-width="1.778cm"/>
      </text:list-level-style-number>
      <text:list-level-style-number text:level="6" text:style-name="RTF_5f_Num_20_9_20_6" style:num-format="">
        <style:list-level-properties text:min-label-width="2.032cm"/>
      </text:list-level-style-number>
      <text:list-level-style-number text:level="7" text:style-name="RTF_5f_Num_20_9_20_7" style:num-format="">
        <style:list-level-properties text:min-label-width="2.286cm"/>
      </text:list-level-style-number>
      <text:list-level-style-number text:level="8" text:style-name="RTF_5f_Num_20_9_20_8" style:num-format="">
        <style:list-level-properties text:min-label-width="2.54cm"/>
      </text:list-level-style-number>
      <text:list-level-style-number text:level="9" text:style-name="RTF_5f_Num_20_9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">
      <style:paragraph-properties fo:text-align="end" style:justify-single-word="false" style:writing-mode="lr-tb"/>
      <style:text-properties fo:font-size="9pt" style:font-size-asian="9pt" style:font-size-complex="9pt"/>
    </style:style>
    <style:style style:name="MP2" style:family="paragraph" style:parent-style-name="footer" style:list-style-name="">
      <style:paragraph-properties style:writing-mode="lr-tb"/>
    </style:style>
    <style:style style:name="MP3" style:family="paragraph" style:parent-style-name="footer" style:list-style-name="">
      <style:paragraph-properties fo:margin-left="0cm" fo:margin-right="0cm" fo:text-align="end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Arial Unicode MS" fo:font-size="9pt" fo:language="ru" fo:country="RU" style:font-name-asian="Arial Unicode MS" style:font-size-asian="9pt" style:language-asian="ru" style:country-asian="RU" style:font-name-complex="Arial Unicode MS" style:font-size-complex="9pt"/>
    </style:style>
    <style:style style:name="MP4" style:family="paragraph" style:parent-style-name="footer" style:list-style-name="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Arial Unicode MS" fo:font-size="12pt" fo:language="ru" fo:country="RU" style:font-name-asian="Arial Unicode MS" style:font-size-asian="12pt" style:language-asian="ru" style:country-asian="RU" style:font-name-complex="Arial Unicode MS"/>
    </style:style>
    <style:page-layout style:name="Mpm1">
      <style:page-layout-properties fo:page-width="20.99cm" fo:page-height="29.704cm" style:num-format="1" style:print-orientation="portrait" fo:margin-top="1.251cm" fo:margin-bottom="0.005cm" fo:margin-left="2.311cm" fo:margin-right="1.73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96cm" fo:margin-top="1.397cm" style:dynamic-spacing="true"/>
      </style:footer-style>
    </style:page-layout>
    <style:page-layout style:name="Mpm2">
      <style:page-layout-properties fo:page-width="20.99cm" fo:page-height="29.704cm" style:num-format="1" style:print-orientation="portrait" fo:margin-top="1.752cm" fo:margin-bottom="1.942cm" fo:margin-left="2.145cm" fo:margin-right="1.7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2"/>
      </style:footer>
    </style:master-page>
    <style:master-page style:name="Преобразование_20_1" style:display-name="Преобразование 1" style:page-layout-name="Mpm2">
      <style:footer>
        <text:p text:style-name="MP3"><text:page-number text:select-page="current">4</text:page-number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Ñâèíàðåâà Ñâåòëàíà</meta:initial-creator>
    <meta:creation-date>2017-02-27T14:46:00</meta:creation-date>
    <dc:date>2018-03-15T15:27:06.53</dc:date>
    <meta:print-date>2017-02-06T15:53:00</meta:print-date>
    <meta:document-statistic meta:table-count="0" meta:image-count="0" meta:object-count="0" meta:page-count="4" meta:paragraph-count="93" meta:word-count="1561" meta:character-count="12416"/>
    <meta:generator>OpenOffice/4.1.3$Win32 OpenOffice.org_project/413m1$Build-9783</meta:generator>
  </office:meta>
</office:document-meta>
</file>